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1.8618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3799in"/>
    </style:style>
    <style:style style:name="co5" style:family="table-column">
      <style:table-column-properties fo:break-before="auto" style:column-width="1.3602in"/>
    </style:style>
    <style:style style:name="co6" style:family="table-column">
      <style:table-column-properties fo:break-before="auto" style:column-width="1.5339in"/>
    </style:style>
    <style:style style:name="co7" style:family="table-column">
      <style:table-column-properties fo:break-before="auto" style:column-width="1.4571in"/>
    </style:style>
    <style:style style:name="co8" style:family="table-column">
      <style:table-column-properties fo:break-before="auto" style:column-width="1.2346in"/>
    </style:style>
    <style:style style:name="co9" style:family="table-column">
      <style:table-column-properties fo:break-before="auto" style:column-width="3.4437in"/>
    </style:style>
    <style:style style:name="co10" style:family="table-column">
      <style:table-column-properties fo:break-before="auto" style:column-width="1.4181in"/>
    </style:style>
    <style:style style:name="co11" style:family="table-column">
      <style:table-column-properties fo:break-before="auto" style:column-width="1.6492in"/>
    </style:style>
    <style:style style:name="co12" style:family="table-column">
      <style:table-column-properties fo:break-before="auto" style:column-width="0.9744in"/>
    </style:style>
    <style:style style:name="ro1" style:family="table-row">
      <style:table-row-properties style:row-height="0.4055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1.6307in" fo:break-before="auto" style:use-optimal-row-height="true"/>
    </style:style>
    <style:style style:name="ro4" style:family="table-row">
      <style:table-row-properties style:row-height="0.7335in" fo:break-before="auto" style:use-optimal-row-height="true"/>
    </style:style>
    <style:style style:name="ro5" style:family="table-row">
      <style:table-row-properties style:row-height="0.9126in" fo:break-before="auto" style:use-optimal-row-height="true"/>
    </style:style>
    <style:style style:name="ro6" style:family="table-row">
      <style:table-row-properties style:row-height="0.5535in" fo:break-before="auto" style:use-optimal-row-height="true"/>
    </style:style>
    <style:style style:name="ro7" style:family="table-row">
      <style:table-row-properties style:row-height="1.2717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Table1s_20_name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mbria" fo:font-size="12pt" style:text-underline-style="none" style:text-underline-color="font-color" style:text-line-through-type="none" style:text-outline="false" fo:text-shadow="none" style:text-position="0% 100%" style:font-size-asian="12pt" style:font-size-complex="12pt"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ature&quot;;&quot;target&quot;)" table:allow-empty-cell="true" table:display-list="unsorted" table:base-cell-address="'Table1s name'.C4"/>
        <table:content-validation table:name="val2" table:condition="of:cell-content-is-in-list(&quot;yes&quot;;&quot;no&quot;)" table:allow-empty-cell="true" table:display-list="unsorted" table:base-cell-address="'Table1s name'.E4"/>
        <table:content-validation table:name="val3" table:condition="of:cell-content-is-in-list(&quot;Quantitative&quot;;&quot;Categorical - Binary&quot;;&quot;Categorical - 3 to 5 categories&quot;;&quot;Categorical - 6 to 10 categories&quot;;&quot;Categorical - more than 10 categories&quot;;&quot;Unique Value&quot;)" table:allow-empty-cell="true" table:display-list="unsorted" table:base-cell-address="'Table1s name'.H4"/>
      </table:content-validations>
      <table:table table:name="Table1s na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6" table:default-cell-style-name="Default"/>
        <table:table-row table:style-name="ro1">
          <table:table-cell/>
          <table:table-cell table:style-name="ce3" office:value-type="string" calcext:value-type="string">
            <text:p><text:span text:style-name="T1">Number of lines in the table : </text:span><text:span text:style-name="T2">?</text:span></text:p>
          </table:table-cell>
          <table:table-cell table:style-name="ce1" table:number-columns-repeated="7"/>
          <table:table-cell table:style-name="ce10" table:number-columns-repeated="4"/>
          <table:table-cell table:style-name="ce12" table:number-columns-repeated="3"/>
          <table:table-cell table:style-name="ce1" table:number-columns-repeated="2"/>
          <table:table-cell table:number-columns-repeated="46"/>
        </table:table-row>
        <table:table-row table:style-name="ro2">
          <table:table-cell table:style-name="ce1" office:value-type="string" calcext:value-type="string">
            <text:p># Column </text:p>
          </table:table-cell>
          <table:table-cell table:style-name="ce1" office:value-type="string" calcext:value-type="string">
            <text:p>Name of the Column</text:p>
          </table:table-cell>
          <table:table-cell table:style-name="ce1" office:value-type="string" calcext:value-type="string">
            <text:p>Variable's 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s the variable available before prediction </text:p>
          </table:table-cell>
          <table:table-cell table:style-name="ce1" office:value-type="string" calcext:value-type="string">
            <text:p>Variable's type</text:p>
          </table:table-cell>
          <table:table-cell table:style-name="ce1" office:value-type="string" calcext:value-type="string">
            <text:p>Percentage of missing values</text:p>
          </table:table-cell>
          <table:table-cell table:style-name="ce1" office:value-type="string" calcext:value-type="string">
            <text:p>Categorical / Quantitative </text:p>
          </table:table-cell>
          <table:table-cell table:style-name="ce1" office:value-type="string" calcext:value-type="string">
            <text:p>Distribution</text:p>
          </table:table-cell>
          <table:table-cell table:style-name="ce1" office:value-type="string" calcext:value-type="string">
            <text:p>Comments</text:p>
          </table:table-cell>
          <table:table-cell table:style-name="ce1"/>
          <table:table-cell/>
          <table:table-cell table:style-name="ce1" table:number-columns-repeated="3"/>
          <table:table-cell table:number-columns-repeated="49"/>
        </table:table-row>
        <table:table-row table:style-name="ro3">
          <table:table-cell table:style-name="ce2"/>
          <table:table-cell table:style-name="ce4"/>
          <table:table-cell table:style-name="ce7" office:value-type="string" calcext:value-type="string">
            <text:p>Is the variable a feature or the target ? (Only applicable for supervised learning projects)</text:p>
          </table:table-cell>
          <table:table-cell table:style-name="ce7" office:value-type="string" calcext:value-type="string">
            <text:p>What does this variable represent (from a business perspective ?)</text:p>
          </table:table-cell>
          <table:table-cell table:style-name="ce7" office:value-type="string" calcext:value-type="string">
            <text:p>Is this variable known before the prediction is made ? (Only applicable for supervised learning projects)</text:p>
          </table:table-cell>
          <table:table-cell table:style-name="ce7" office:value-type="string" calcext:value-type="string">
            <text:p>int64, float etc...</text:p>
            <text:p/>
            <text:p>If "object", develop.</text:p>
          </table:table-cell>
          <table:table-cell table:style-name="ce8" office:value-type="string" calcext:value-type="string">
            <text:p>in %</text:p>
          </table:table-cell>
          <table:table-cell table:style-name="ce7"/>
          <table:table-cell table:style-name="ce7" office:value-type="string" calcext:value-type="string">
            <text:p>For categorical variables with less than 10 categories, list all categories.</text:p>
            <text:p/>
            <text:p>For quantitative variables, detail the distribution (basic descriptive statistics)</text:p>
          </table:table-cell>
          <table:table-cell table:style-name="ce7" office:value-type="string" calcext:value-type="string">
            <text:p>Free text</text:p>
          </table:table-cell>
          <table:table-cell table:style-name="ce7"/>
          <table:table-cell table:style-name="ce11" table:number-columns-repeated="26"/>
          <table:table-cell table:number-columns-repeated="2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Date</text:p>
          </table:table-cell>
          <table:table-cell table:style-name="ce15" table:content-validation-name="val1" office:value-type="string" calcext:value-type="string">
            <text:p>Feature</text:p>
          </table:table-cell>
          <table:table-cell table:style-name="ce15" office:value-type="string" calcext:value-type="string">
            <text:p>The date of the measurement. </text:p>
          </table:table-cell>
          <table:table-cell table:style-name="ce15" table:content-validation-name="val2" office:value-type="string" calcext:value-type="string">
            <text:p>Yes</text:p>
          </table:table-cell>
          <table:table-cell table:style-name="ce15" office:value-type="string" calcext:value-type="string">
            <text:p>datetime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6" table:content-validation-name="val3" office:value-type="string" calcext:value-type="string">
            <text:p>datetime tricky to say. I would suggest quantitative. </text:p>
          </table:table-cell>
          <table:table-cell table:style-name="ce16" office:value-type="string" calcext:value-type="string">
            <text:p>-%</text:p>
          </table:table-cell>
          <table:table-cell table:style-name="ce16" table:number-columns-repeated="9"/>
          <table:table-cell table:number-columns-repeated="46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Location</text:p>
          </table:table-cell>
          <table:table-cell table:style-name="ce15" table:content-validation-name="val1" office:value-type="string" calcext:value-type="string">
            <text:p>Feature</text:p>
          </table:table-cell>
          <table:table-cell table:style-name="ce16" office:value-type="string" calcext:value-type="string">
            <text:p>Describes the weather station where the data was measured</text:p>
          </table:table-cell>
          <table:table-cell table:style-name="ce16" table:content-validation-name="val2" office:value-type="string" calcext:value-type="string">
            <text:p>Yes</text:p>
          </table:table-cell>
          <table:table-cell table:style-name="ce16" office:value-type="string" calcext:value-type="string">
            <text:p>String → Name of the station</text:p>
          </table:table-cell>
          <table:table-cell table:style-name="ce16" office:value-type="percentage" office:value="0" calcext:value-type="percentage">
            <text:p>0.00%</text:p>
          </table:table-cell>
          <table:table-cell table:style-name="ce16" table:content-validation-name="val3" office:value-type="string" calcext:value-type="string">
            <text:p>quantitive</text:p>
          </table:table-cell>
          <table:table-cell table:style-name="ce16" office:value-type="string" calcext:value-type="string">
            <text:p>-%</text:p>
          </table:table-cell>
          <table:table-cell table:style-name="ce16" table:number-columns-repeated="9"/>
          <table:table-cell table:number-columns-repeated="46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inTemp</text:p>
          </table:table-cell>
          <table:table-cell table:style-name="ce15" table:content-validation-name="val1" office:value-type="string" calcext:value-type="string">
            <text:p>Feature</text:p>
          </table:table-cell>
          <table:table-cell table:style-name="ce16" office:value-type="string" calcext:value-type="string">
            <text:p>Describes the minimal temperature of that date</text:p>
          </table:table-cell>
          <table:table-cell table:style-name="ce16" table:content-validation-name="val2" office:value-type="string" calcext:value-type="string">
            <text:p>&gt;90%</text:p>
          </table:table-cell>
          <table:table-cell table:style-name="ce16" office:value-type="string" calcext:value-type="string">
            <text:p>float</text:p>
          </table:table-cell>
          <table:table-cell table:style-name="ce16" office:value-type="percentage" office:value="0.01" calcext:value-type="percentage">
            <text:p>1.00%</text:p>
          </table:table-cell>
          <table:table-cell table:style-name="ce16" table:content-validation-name="val3" office:value-type="string" calcext:value-type="string">
            <text:p>quantitive</text:p>
          </table:table-cell>
          <table:table-cell table:style-name="ce16" office:value-type="string" calcext:value-type="string">
            <text:p>-%</text:p>
          </table:table-cell>
          <table:table-cell table:style-name="ce16" table:number-columns-repeated="9"/>
          <table:table-cell table:number-columns-repeated="46"/>
        </table:table-row>
        <table:table-row table:style-name="ro4">
          <table:table-cell table:style-name="ce2" table:formula="of:=[.A6]+1" office:value-type="float" office:value="4" calcext:value-type="float">
            <text:p>4</text:p>
          </table:table-cell>
          <table:table-cell table:style-name="ce16" office:value-type="string" calcext:value-type="string">
            <text:p>MaxTemp</text:p>
          </table:table-cell>
          <table:table-cell table:style-name="ce15" table:content-validation-name="val1" office:value-type="string" calcext:value-type="string">
            <text:p>Feature</text:p>
          </table:table-cell>
          <table:table-cell table:style-name="ce16" office:value-type="string" calcext:value-type="string">
            <text:p>Describes the maximal temperature of that date</text:p>
          </table:table-cell>
          <table:table-cell table:style-name="ce16" table:content-validation-name="val2" office:value-type="string" calcext:value-type="string">
            <text:p>&gt;90%</text:p>
          </table:table-cell>
          <table:table-cell table:style-name="ce16" office:value-type="string" calcext:value-type="string">
            <text:p>float</text:p>
          </table:table-cell>
          <table:table-cell table:style-name="ce16" office:value-type="percentage" office:value="0.01" calcext:value-type="percentage">
            <text:p>1.00%</text:p>
          </table:table-cell>
          <table:table-cell table:style-name="ce16" table:content-validation-name="val3" office:value-type="string" calcext:value-type="string">
            <text:p>quantitive</text:p>
          </table:table-cell>
          <table:table-cell table:style-name="ce16" office:value-type="string" calcext:value-type="string">
            <text:p>-%</text:p>
          </table:table-cell>
          <table:table-cell table:style-name="ce16" table:number-columns-repeated="9"/>
          <table:table-cell table:number-columns-repeated="46"/>
        </table:table-row>
        <table:table-row table:style-name="ro6">
          <table:table-cell table:style-name="ce2" table:formula="of:=[.A7]+1" office:value-type="float" office:value="5" calcext:value-type="float">
            <text:p>5</text:p>
          </table:table-cell>
          <table:table-cell table:style-name="ce16" office:value-type="string" calcext:value-type="string">
            <text:p>Rainfall</text:p>
          </table:table-cell>
          <table:table-cell table:style-name="ce15" table:content-validation-name="val1" office:value-type="string" calcext:value-type="string">
            <text:p>Feature</text:p>
          </table:table-cell>
          <table:table-cell table:style-name="ce16" office:value-type="string" calcext:value-type="string">
            <text:p>Describes the amount of rain in mm</text:p>
          </table:table-cell>
          <table:table-cell table:style-name="ce16" table:content-validation-name="val2" office:value-type="string" calcext:value-type="string">
            <text:p>&gt;90%</text:p>
          </table:table-cell>
          <table:table-cell table:style-name="ce16" office:value-type="string" calcext:value-type="string">
            <text:p>float</text:p>
          </table:table-cell>
          <table:table-cell table:style-name="ce16" office:value-type="percentage" office:value="0.02" calcext:value-type="percentage">
            <text:p>2.00%</text:p>
          </table:table-cell>
          <table:table-cell table:style-name="ce16" table:content-validation-name="val3" office:value-type="string" calcext:value-type="string">
            <text:p>quantitive</text:p>
          </table:table-cell>
          <table:table-cell table:style-name="ce16" office:value-type="string" calcext:value-type="string">
            <text:p>-%</text:p>
          </table:table-cell>
          <table:table-cell table:style-name="ce16" table:number-columns-repeated="9"/>
          <table:table-cell table:number-columns-repeated="46"/>
        </table:table-row>
        <table:table-row table:style-name="ro7">
          <table:table-cell table:style-name="ce2" table:formula="of:=[.A8]+1" office:value-type="float" office:value="6" calcext:value-type="float">
            <text:p>6</text:p>
          </table:table-cell>
          <table:table-cell table:style-name="ce16" office:value-type="string" calcext:value-type="string">
            <text:p>Evaporation</text:p>
          </table:table-cell>
          <table:table-cell table:style-name="ce15" table:content-validation-name="val1" office:value-type="string" calcext:value-type="string">
            <text:p>Feature</text:p>
          </table:table-cell>
          <table:table-cell table:style-name="ce16" office:value-type="string" calcext:value-type="string">
            <text:p>Describes the amount of Class A Pan evaporation in mm for the past 24 hours at 9 am</text:p>
          </table:table-cell>
          <table:table-cell table:style-name="ce16" table:content-validation-name="val2" office:value-type="string" calcext:value-type="string">
            <text:p>~55%</text:p>
          </table:table-cell>
          <table:table-cell table:style-name="ce16" office:value-type="string" calcext:value-type="string">
            <text:p>float</text:p>
          </table:table-cell>
          <table:table-cell table:style-name="ce16" office:value-type="percentage" office:value="0.43" calcext:value-type="percentage">
            <text:p>43.00%</text:p>
          </table:table-cell>
          <table:table-cell table:style-name="ce16" table:content-validation-name="val3" office:value-type="string" calcext:value-type="string">
            <text:p>quantitive</text:p>
          </table:table-cell>
          <table:table-cell table:style-name="ce16" office:value-type="string" calcext:value-type="string">
            <text:p>-%</text:p>
          </table:table-cell>
          <table:table-cell table:style-name="ce16" table:number-columns-repeated="9"/>
          <table:table-cell table:number-columns-repeated="46"/>
        </table:table-row>
        <table:table-row table:style-name="ro8">
          <table:table-cell table:style-name="ce2" table:formula="of:=[.A9]+1" office:value-type="float" office:value="7" calcext:value-type="float">
            <text:p>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/>
          <table:table-cell table:style-name="ce16" office:value-type="percentage" office:value="0.48" calcext:value-type="percentage">
            <text:p>48.00%</text:p>
          </table:table-cell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8">
          <table:table-cell table:style-name="ce2" table:formula="of:=[.A10]+1" office:value-type="float" office:value="8" calcext:value-type="float">
            <text:p>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/>
          <table:table-cell table:style-name="ce16" office:value-type="percentage" office:value="0.07" calcext:value-type="percentage">
            <text:p>7.00%</text:p>
          </table:table-cell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8">
          <table:table-cell table:style-name="ce2" table:formula="of:=[.A11]+1" office:value-type="float" office:value="9" calcext:value-type="float">
            <text:p>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/>
          <table:table-cell table:style-name="ce16" office:value-type="percentage" office:value="0.07" calcext:value-type="percentage">
            <text:p>7.00%</text:p>
          </table:table-cell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8">
          <table:table-cell table:style-name="ce2" table:formula="of:=[.A12]+1" office:value-type="float" office:value="10" calcext:value-type="float">
            <text:p>1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/>
          <table:table-cell table:style-name="ce16" office:value-type="percentage" office:value="0.07" calcext:value-type="percentage">
            <text:p>7.00%</text:p>
          </table:table-cell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3]+1" office:value-type="float" office:value="11" calcext:value-type="float">
            <text:p>1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4]+1" office:value-type="float" office:value="12" calcext:value-type="float">
            <text:p>1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5]+1" office:value-type="float" office:value="13" calcext:value-type="float">
            <text:p>1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6]+1" office:value-type="float" office:value="14" calcext:value-type="float">
            <text:p>1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7]+1" office:value-type="float" office:value="15" calcext:value-type="float">
            <text:p>1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8]+1" office:value-type="float" office:value="16" calcext:value-type="float">
            <text:p>1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9]+1" office:value-type="float" office:value="17" calcext:value-type="float">
            <text:p>1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0]+1" office:value-type="float" office:value="18" calcext:value-type="float">
            <text:p>1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1]+1" office:value-type="float" office:value="19" calcext:value-type="float">
            <text:p>1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2]+1" office:value-type="float" office:value="20" calcext:value-type="float">
            <text:p>2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3]+1" office:value-type="float" office:value="21" calcext:value-type="float">
            <text:p>2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4]+1" office:value-type="float" office:value="22" calcext:value-type="float">
            <text:p>2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5]+1" office:value-type="float" office:value="23" calcext:value-type="float">
            <text:p>2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6]+1" office:value-type="float" office:value="24" calcext:value-type="float">
            <text:p>2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7]+1" office:value-type="float" office:value="25" calcext:value-type="float">
            <text:p>2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8]+1" office:value-type="float" office:value="26" calcext:value-type="float">
            <text:p>2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9]+1" office:value-type="float" office:value="27" calcext:value-type="float">
            <text:p>2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0]+1" office:value-type="float" office:value="28" calcext:value-type="float">
            <text:p>2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1]+1" office:value-type="float" office:value="29" calcext:value-type="float">
            <text:p>2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2]+1" office:value-type="float" office:value="30" calcext:value-type="float">
            <text:p>3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3]+1" office:value-type="float" office:value="31" calcext:value-type="float">
            <text:p>3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4]+1" office:value-type="float" office:value="32" calcext:value-type="float">
            <text:p>3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5]+1" office:value-type="float" office:value="33" calcext:value-type="float">
            <text:p>3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6]+1" office:value-type="float" office:value="34" calcext:value-type="float">
            <text:p>3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7]+1" office:value-type="float" office:value="35" calcext:value-type="float">
            <text:p>3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8]+1" office:value-type="float" office:value="36" calcext:value-type="float">
            <text:p>3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9]+1" office:value-type="float" office:value="37" calcext:value-type="float">
            <text:p>3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0]+1" office:value-type="float" office:value="38" calcext:value-type="float">
            <text:p>3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1]+1" office:value-type="float" office:value="39" calcext:value-type="float">
            <text:p>3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2]+1" office:value-type="float" office:value="40" calcext:value-type="float">
            <text:p>4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3]+1" office:value-type="float" office:value="41" calcext:value-type="float">
            <text:p>4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4]+1" office:value-type="float" office:value="42" calcext:value-type="float">
            <text:p>4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5]+1" office:value-type="float" office:value="43" calcext:value-type="float">
            <text:p>4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6]+1" office:value-type="float" office:value="44" calcext:value-type="float">
            <text:p>4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7]+1" office:value-type="float" office:value="45" calcext:value-type="float">
            <text:p>4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8]+1" office:value-type="float" office:value="46" calcext:value-type="float">
            <text:p>4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9]+1" office:value-type="float" office:value="47" calcext:value-type="float">
            <text:p>4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0]+1" office:value-type="float" office:value="48" calcext:value-type="float">
            <text:p>4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1]+1" office:value-type="float" office:value="49" calcext:value-type="float">
            <text:p>4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2]+1" office:value-type="float" office:value="50" calcext:value-type="float">
            <text:p>5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3]+1" office:value-type="float" office:value="51" calcext:value-type="float">
            <text:p>5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4]+1" office:value-type="float" office:value="52" calcext:value-type="float">
            <text:p>5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5]+1" office:value-type="float" office:value="53" calcext:value-type="float">
            <text:p>5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6]+1" office:value-type="float" office:value="54" calcext:value-type="float">
            <text:p>5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7]+1" office:value-type="float" office:value="55" calcext:value-type="float">
            <text:p>5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8]+1" office:value-type="float" office:value="56" calcext:value-type="float">
            <text:p>5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9]+1" office:value-type="float" office:value="57" calcext:value-type="float">
            <text:p>5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0]+1" office:value-type="float" office:value="58" calcext:value-type="float">
            <text:p>5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1]+1" office:value-type="float" office:value="59" calcext:value-type="float">
            <text:p>5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2]+1" office:value-type="float" office:value="60" calcext:value-type="float">
            <text:p>6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3]+1" office:value-type="float" office:value="61" calcext:value-type="float">
            <text:p>6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4]+1" office:value-type="float" office:value="62" calcext:value-type="float">
            <text:p>6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5]+1" office:value-type="float" office:value="63" calcext:value-type="float">
            <text:p>6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6]+1" office:value-type="float" office:value="64" calcext:value-type="float">
            <text:p>6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7]+1" office:value-type="float" office:value="65" calcext:value-type="float">
            <text:p>6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8]+1" office:value-type="float" office:value="66" calcext:value-type="float">
            <text:p>6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9]+1" office:value-type="float" office:value="67" calcext:value-type="float">
            <text:p>6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0]+1" office:value-type="float" office:value="68" calcext:value-type="float">
            <text:p>6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1]+1" office:value-type="float" office:value="69" calcext:value-type="float">
            <text:p>6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2]+1" office:value-type="float" office:value="70" calcext:value-type="float">
            <text:p>7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3]+1" office:value-type="float" office:value="71" calcext:value-type="float">
            <text:p>7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4]+1" office:value-type="float" office:value="72" calcext:value-type="float">
            <text:p>7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5]+1" office:value-type="float" office:value="73" calcext:value-type="float">
            <text:p>7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6]+1" office:value-type="float" office:value="74" calcext:value-type="float">
            <text:p>7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7]+1" office:value-type="float" office:value="75" calcext:value-type="float">
            <text:p>7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8]+1" office:value-type="float" office:value="76" calcext:value-type="float">
            <text:p>7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9]+1" office:value-type="float" office:value="77" calcext:value-type="float">
            <text:p>7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0]+1" office:value-type="float" office:value="78" calcext:value-type="float">
            <text:p>7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1]+1" office:value-type="float" office:value="79" calcext:value-type="float">
            <text:p>7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2]+1" office:value-type="float" office:value="80" calcext:value-type="float">
            <text:p>8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3]+1" office:value-type="float" office:value="81" calcext:value-type="float">
            <text:p>8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4]+1" office:value-type="float" office:value="82" calcext:value-type="float">
            <text:p>8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5]+1" office:value-type="float" office:value="83" calcext:value-type="float">
            <text:p>8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6]+1" office:value-type="float" office:value="84" calcext:value-type="float">
            <text:p>8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7]+1" office:value-type="float" office:value="85" calcext:value-type="float">
            <text:p>8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8]+1" office:value-type="float" office:value="86" calcext:value-type="float">
            <text:p>8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9]+1" office:value-type="float" office:value="87" calcext:value-type="float">
            <text:p>8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0]+1" office:value-type="float" office:value="88" calcext:value-type="float">
            <text:p>8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1]+1" office:value-type="float" office:value="89" calcext:value-type="float">
            <text:p>8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2]+1" office:value-type="float" office:value="90" calcext:value-type="float">
            <text:p>9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3]+1" office:value-type="float" office:value="91" calcext:value-type="float">
            <text:p>9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4]+1" office:value-type="float" office:value="92" calcext:value-type="float">
            <text:p>9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5]+1" office:value-type="float" office:value="93" calcext:value-type="float">
            <text:p>9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6]+1" office:value-type="float" office:value="94" calcext:value-type="float">
            <text:p>9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7]+1" office:value-type="float" office:value="95" calcext:value-type="float">
            <text:p>9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8]+1" office:value-type="float" office:value="96" calcext:value-type="float">
            <text:p>9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9]+1" office:value-type="float" office:value="97" calcext:value-type="float">
            <text:p>9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00]+1" office:value-type="float" office:value="98" calcext:value-type="float">
            <text:p>9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01]+1" office:value-type="float" office:value="99" calcext:value-type="float">
            <text:p>9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02]+1" office:value-type="float" office:value="100" calcext:value-type="float">
            <text:p>10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03]+1" office:value-type="float" office:value="101" calcext:value-type="float">
            <text:p>10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04]+1" office:value-type="float" office:value="102" calcext:value-type="float">
            <text:p>10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05]+1" office:value-type="float" office:value="103" calcext:value-type="float">
            <text:p>10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06]+1" office:value-type="float" office:value="104" calcext:value-type="float">
            <text:p>10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07]+1" office:value-type="float" office:value="105" calcext:value-type="float">
            <text:p>10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08]+1" office:value-type="float" office:value="106" calcext:value-type="float">
            <text:p>10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09]+1" office:value-type="float" office:value="107" calcext:value-type="float">
            <text:p>10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10]+1" office:value-type="float" office:value="108" calcext:value-type="float">
            <text:p>10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11]+1" office:value-type="float" office:value="109" calcext:value-type="float">
            <text:p>10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12]+1" office:value-type="float" office:value="110" calcext:value-type="float">
            <text:p>11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13]+1" office:value-type="float" office:value="111" calcext:value-type="float">
            <text:p>11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14]+1" office:value-type="float" office:value="112" calcext:value-type="float">
            <text:p>11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15]+1" office:value-type="float" office:value="113" calcext:value-type="float">
            <text:p>11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16]+1" office:value-type="float" office:value="114" calcext:value-type="float">
            <text:p>11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17]+1" office:value-type="float" office:value="115" calcext:value-type="float">
            <text:p>11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18]+1" office:value-type="float" office:value="116" calcext:value-type="float">
            <text:p>11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19]+1" office:value-type="float" office:value="117" calcext:value-type="float">
            <text:p>11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20]+1" office:value-type="float" office:value="118" calcext:value-type="float">
            <text:p>11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21]+1" office:value-type="float" office:value="119" calcext:value-type="float">
            <text:p>11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22]+1" office:value-type="float" office:value="120" calcext:value-type="float">
            <text:p>12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23]+1" office:value-type="float" office:value="121" calcext:value-type="float">
            <text:p>12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24]+1" office:value-type="float" office:value="122" calcext:value-type="float">
            <text:p>12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25]+1" office:value-type="float" office:value="123" calcext:value-type="float">
            <text:p>12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26]+1" office:value-type="float" office:value="124" calcext:value-type="float">
            <text:p>12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27]+1" office:value-type="float" office:value="125" calcext:value-type="float">
            <text:p>12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28]+1" office:value-type="float" office:value="126" calcext:value-type="float">
            <text:p>12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29]+1" office:value-type="float" office:value="127" calcext:value-type="float">
            <text:p>12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30]+1" office:value-type="float" office:value="128" calcext:value-type="float">
            <text:p>12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31]+1" office:value-type="float" office:value="129" calcext:value-type="float">
            <text:p>12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32]+1" office:value-type="float" office:value="130" calcext:value-type="float">
            <text:p>13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33]+1" office:value-type="float" office:value="131" calcext:value-type="float">
            <text:p>13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34]+1" office:value-type="float" office:value="132" calcext:value-type="float">
            <text:p>13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35]+1" office:value-type="float" office:value="133" calcext:value-type="float">
            <text:p>13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36]+1" office:value-type="float" office:value="134" calcext:value-type="float">
            <text:p>13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37]+1" office:value-type="float" office:value="135" calcext:value-type="float">
            <text:p>13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38]+1" office:value-type="float" office:value="136" calcext:value-type="float">
            <text:p>13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39]+1" office:value-type="float" office:value="137" calcext:value-type="float">
            <text:p>13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40]+1" office:value-type="float" office:value="138" calcext:value-type="float">
            <text:p>13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41]+1" office:value-type="float" office:value="139" calcext:value-type="float">
            <text:p>13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42]+1" office:value-type="float" office:value="140" calcext:value-type="float">
            <text:p>14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43]+1" office:value-type="float" office:value="141" calcext:value-type="float">
            <text:p>14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44]+1" office:value-type="float" office:value="142" calcext:value-type="float">
            <text:p>14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45]+1" office:value-type="float" office:value="143" calcext:value-type="float">
            <text:p>14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46]+1" office:value-type="float" office:value="144" calcext:value-type="float">
            <text:p>14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47]+1" office:value-type="float" office:value="145" calcext:value-type="float">
            <text:p>14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48]+1" office:value-type="float" office:value="146" calcext:value-type="float">
            <text:p>14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49]+1" office:value-type="float" office:value="147" calcext:value-type="float">
            <text:p>14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50]+1" office:value-type="float" office:value="148" calcext:value-type="float">
            <text:p>14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51]+1" office:value-type="float" office:value="149" calcext:value-type="float">
            <text:p>14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52]+1" office:value-type="float" office:value="150" calcext:value-type="float">
            <text:p>15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53]+1" office:value-type="float" office:value="151" calcext:value-type="float">
            <text:p>15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54]+1" office:value-type="float" office:value="152" calcext:value-type="float">
            <text:p>15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55]+1" office:value-type="float" office:value="153" calcext:value-type="float">
            <text:p>15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56]+1" office:value-type="float" office:value="154" calcext:value-type="float">
            <text:p>15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57]+1" office:value-type="float" office:value="155" calcext:value-type="float">
            <text:p>15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58]+1" office:value-type="float" office:value="156" calcext:value-type="float">
            <text:p>15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59]+1" office:value-type="float" office:value="157" calcext:value-type="float">
            <text:p>15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60]+1" office:value-type="float" office:value="158" calcext:value-type="float">
            <text:p>15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61]+1" office:value-type="float" office:value="159" calcext:value-type="float">
            <text:p>15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62]+1" office:value-type="float" office:value="160" calcext:value-type="float">
            <text:p>16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63]+1" office:value-type="float" office:value="161" calcext:value-type="float">
            <text:p>16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64]+1" office:value-type="float" office:value="162" calcext:value-type="float">
            <text:p>16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65]+1" office:value-type="float" office:value="163" calcext:value-type="float">
            <text:p>16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66]+1" office:value-type="float" office:value="164" calcext:value-type="float">
            <text:p>16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67]+1" office:value-type="float" office:value="165" calcext:value-type="float">
            <text:p>16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68]+1" office:value-type="float" office:value="166" calcext:value-type="float">
            <text:p>16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69]+1" office:value-type="float" office:value="167" calcext:value-type="float">
            <text:p>16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70]+1" office:value-type="float" office:value="168" calcext:value-type="float">
            <text:p>16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71]+1" office:value-type="float" office:value="169" calcext:value-type="float">
            <text:p>16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72]+1" office:value-type="float" office:value="170" calcext:value-type="float">
            <text:p>17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73]+1" office:value-type="float" office:value="171" calcext:value-type="float">
            <text:p>17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74]+1" office:value-type="float" office:value="172" calcext:value-type="float">
            <text:p>17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75]+1" office:value-type="float" office:value="173" calcext:value-type="float">
            <text:p>17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76]+1" office:value-type="float" office:value="174" calcext:value-type="float">
            <text:p>17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77]+1" office:value-type="float" office:value="175" calcext:value-type="float">
            <text:p>17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78]+1" office:value-type="float" office:value="176" calcext:value-type="float">
            <text:p>17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79]+1" office:value-type="float" office:value="177" calcext:value-type="float">
            <text:p>17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80]+1" office:value-type="float" office:value="178" calcext:value-type="float">
            <text:p>17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81]+1" office:value-type="float" office:value="179" calcext:value-type="float">
            <text:p>17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82]+1" office:value-type="float" office:value="180" calcext:value-type="float">
            <text:p>18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83]+1" office:value-type="float" office:value="181" calcext:value-type="float">
            <text:p>18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84]+1" office:value-type="float" office:value="182" calcext:value-type="float">
            <text:p>18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85]+1" office:value-type="float" office:value="183" calcext:value-type="float">
            <text:p>18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86]+1" office:value-type="float" office:value="184" calcext:value-type="float">
            <text:p>18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87]+1" office:value-type="float" office:value="185" calcext:value-type="float">
            <text:p>18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88]+1" office:value-type="float" office:value="186" calcext:value-type="float">
            <text:p>18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89]+1" office:value-type="float" office:value="187" calcext:value-type="float">
            <text:p>18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90]+1" office:value-type="float" office:value="188" calcext:value-type="float">
            <text:p>18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91]+1" office:value-type="float" office:value="189" calcext:value-type="float">
            <text:p>18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92]+1" office:value-type="float" office:value="190" calcext:value-type="float">
            <text:p>19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93]+1" office:value-type="float" office:value="191" calcext:value-type="float">
            <text:p>19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94]+1" office:value-type="float" office:value="192" calcext:value-type="float">
            <text:p>19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95]+1" office:value-type="float" office:value="193" calcext:value-type="float">
            <text:p>19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96]+1" office:value-type="float" office:value="194" calcext:value-type="float">
            <text:p>19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97]+1" office:value-type="float" office:value="195" calcext:value-type="float">
            <text:p>19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98]+1" office:value-type="float" office:value="196" calcext:value-type="float">
            <text:p>19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99]+1" office:value-type="float" office:value="197" calcext:value-type="float">
            <text:p>19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00]+1" office:value-type="float" office:value="198" calcext:value-type="float">
            <text:p>19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01]+1" office:value-type="float" office:value="199" calcext:value-type="float">
            <text:p>19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02]+1" office:value-type="float" office:value="200" calcext:value-type="float">
            <text:p>20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03]+1" office:value-type="float" office:value="201" calcext:value-type="float">
            <text:p>20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04]+1" office:value-type="float" office:value="202" calcext:value-type="float">
            <text:p>20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05]+1" office:value-type="float" office:value="203" calcext:value-type="float">
            <text:p>20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06]+1" office:value-type="float" office:value="204" calcext:value-type="float">
            <text:p>20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07]+1" office:value-type="float" office:value="205" calcext:value-type="float">
            <text:p>20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08]+1" office:value-type="float" office:value="206" calcext:value-type="float">
            <text:p>20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09]+1" office:value-type="float" office:value="207" calcext:value-type="float">
            <text:p>20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10]+1" office:value-type="float" office:value="208" calcext:value-type="float">
            <text:p>20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11]+1" office:value-type="float" office:value="209" calcext:value-type="float">
            <text:p>20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12]+1" office:value-type="float" office:value="210" calcext:value-type="float">
            <text:p>21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13]+1" office:value-type="float" office:value="211" calcext:value-type="float">
            <text:p>21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14]+1" office:value-type="float" office:value="212" calcext:value-type="float">
            <text:p>21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15]+1" office:value-type="float" office:value="213" calcext:value-type="float">
            <text:p>21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16]+1" office:value-type="float" office:value="214" calcext:value-type="float">
            <text:p>21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17]+1" office:value-type="float" office:value="215" calcext:value-type="float">
            <text:p>21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18]+1" office:value-type="float" office:value="216" calcext:value-type="float">
            <text:p>21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19]+1" office:value-type="float" office:value="217" calcext:value-type="float">
            <text:p>21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20]+1" office:value-type="float" office:value="218" calcext:value-type="float">
            <text:p>21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21]+1" office:value-type="float" office:value="219" calcext:value-type="float">
            <text:p>21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22]+1" office:value-type="float" office:value="220" calcext:value-type="float">
            <text:p>22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23]+1" office:value-type="float" office:value="221" calcext:value-type="float">
            <text:p>22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24]+1" office:value-type="float" office:value="222" calcext:value-type="float">
            <text:p>22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25]+1" office:value-type="float" office:value="223" calcext:value-type="float">
            <text:p>22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26]+1" office:value-type="float" office:value="224" calcext:value-type="float">
            <text:p>22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27]+1" office:value-type="float" office:value="225" calcext:value-type="float">
            <text:p>22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28]+1" office:value-type="float" office:value="226" calcext:value-type="float">
            <text:p>22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29]+1" office:value-type="float" office:value="227" calcext:value-type="float">
            <text:p>22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30]+1" office:value-type="float" office:value="228" calcext:value-type="float">
            <text:p>22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31]+1" office:value-type="float" office:value="229" calcext:value-type="float">
            <text:p>22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32]+1" office:value-type="float" office:value="230" calcext:value-type="float">
            <text:p>23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33]+1" office:value-type="float" office:value="231" calcext:value-type="float">
            <text:p>23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34]+1" office:value-type="float" office:value="232" calcext:value-type="float">
            <text:p>23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35]+1" office:value-type="float" office:value="233" calcext:value-type="float">
            <text:p>23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36]+1" office:value-type="float" office:value="234" calcext:value-type="float">
            <text:p>23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37]+1" office:value-type="float" office:value="235" calcext:value-type="float">
            <text:p>23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38]+1" office:value-type="float" office:value="236" calcext:value-type="float">
            <text:p>23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39]+1" office:value-type="float" office:value="237" calcext:value-type="float">
            <text:p>23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40]+1" office:value-type="float" office:value="238" calcext:value-type="float">
            <text:p>23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41]+1" office:value-type="float" office:value="239" calcext:value-type="float">
            <text:p>23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42]+1" office:value-type="float" office:value="240" calcext:value-type="float">
            <text:p>24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43]+1" office:value-type="float" office:value="241" calcext:value-type="float">
            <text:p>24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44]+1" office:value-type="float" office:value="242" calcext:value-type="float">
            <text:p>24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45]+1" office:value-type="float" office:value="243" calcext:value-type="float">
            <text:p>24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46]+1" office:value-type="float" office:value="244" calcext:value-type="float">
            <text:p>24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47]+1" office:value-type="float" office:value="245" calcext:value-type="float">
            <text:p>24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48]+1" office:value-type="float" office:value="246" calcext:value-type="float">
            <text:p>24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49]+1" office:value-type="float" office:value="247" calcext:value-type="float">
            <text:p>24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50]+1" office:value-type="float" office:value="248" calcext:value-type="float">
            <text:p>24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51]+1" office:value-type="float" office:value="249" calcext:value-type="float">
            <text:p>24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52]+1" office:value-type="float" office:value="250" calcext:value-type="float">
            <text:p>25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53]+1" office:value-type="float" office:value="251" calcext:value-type="float">
            <text:p>25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54]+1" office:value-type="float" office:value="252" calcext:value-type="float">
            <text:p>25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55]+1" office:value-type="float" office:value="253" calcext:value-type="float">
            <text:p>25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56]+1" office:value-type="float" office:value="254" calcext:value-type="float">
            <text:p>25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57]+1" office:value-type="float" office:value="255" calcext:value-type="float">
            <text:p>25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58]+1" office:value-type="float" office:value="256" calcext:value-type="float">
            <text:p>25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59]+1" office:value-type="float" office:value="257" calcext:value-type="float">
            <text:p>25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60]+1" office:value-type="float" office:value="258" calcext:value-type="float">
            <text:p>25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61]+1" office:value-type="float" office:value="259" calcext:value-type="float">
            <text:p>25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62]+1" office:value-type="float" office:value="260" calcext:value-type="float">
            <text:p>26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63]+1" office:value-type="float" office:value="261" calcext:value-type="float">
            <text:p>26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64]+1" office:value-type="float" office:value="262" calcext:value-type="float">
            <text:p>26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65]+1" office:value-type="float" office:value="263" calcext:value-type="float">
            <text:p>26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66]+1" office:value-type="float" office:value="264" calcext:value-type="float">
            <text:p>26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67]+1" office:value-type="float" office:value="265" calcext:value-type="float">
            <text:p>26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68]+1" office:value-type="float" office:value="266" calcext:value-type="float">
            <text:p>26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69]+1" office:value-type="float" office:value="267" calcext:value-type="float">
            <text:p>26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70]+1" office:value-type="float" office:value="268" calcext:value-type="float">
            <text:p>26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71]+1" office:value-type="float" office:value="269" calcext:value-type="float">
            <text:p>26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72]+1" office:value-type="float" office:value="270" calcext:value-type="float">
            <text:p>27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73]+1" office:value-type="float" office:value="271" calcext:value-type="float">
            <text:p>27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74]+1" office:value-type="float" office:value="272" calcext:value-type="float">
            <text:p>27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75]+1" office:value-type="float" office:value="273" calcext:value-type="float">
            <text:p>27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76]+1" office:value-type="float" office:value="274" calcext:value-type="float">
            <text:p>27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77]+1" office:value-type="float" office:value="275" calcext:value-type="float">
            <text:p>27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78]+1" office:value-type="float" office:value="276" calcext:value-type="float">
            <text:p>27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79]+1" office:value-type="float" office:value="277" calcext:value-type="float">
            <text:p>27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80]+1" office:value-type="float" office:value="278" calcext:value-type="float">
            <text:p>27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81]+1" office:value-type="float" office:value="279" calcext:value-type="float">
            <text:p>27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82]+1" office:value-type="float" office:value="280" calcext:value-type="float">
            <text:p>28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83]+1" office:value-type="float" office:value="281" calcext:value-type="float">
            <text:p>28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84]+1" office:value-type="float" office:value="282" calcext:value-type="float">
            <text:p>28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85]+1" office:value-type="float" office:value="283" calcext:value-type="float">
            <text:p>28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86]+1" office:value-type="float" office:value="284" calcext:value-type="float">
            <text:p>28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87]+1" office:value-type="float" office:value="285" calcext:value-type="float">
            <text:p>28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88]+1" office:value-type="float" office:value="286" calcext:value-type="float">
            <text:p>28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89]+1" office:value-type="float" office:value="287" calcext:value-type="float">
            <text:p>28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90]+1" office:value-type="float" office:value="288" calcext:value-type="float">
            <text:p>28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91]+1" office:value-type="float" office:value="289" calcext:value-type="float">
            <text:p>28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92]+1" office:value-type="float" office:value="290" calcext:value-type="float">
            <text:p>29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93]+1" office:value-type="float" office:value="291" calcext:value-type="float">
            <text:p>29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94]+1" office:value-type="float" office:value="292" calcext:value-type="float">
            <text:p>29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95]+1" office:value-type="float" office:value="293" calcext:value-type="float">
            <text:p>29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96]+1" office:value-type="float" office:value="294" calcext:value-type="float">
            <text:p>29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97]+1" office:value-type="float" office:value="295" calcext:value-type="float">
            <text:p>29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98]+1" office:value-type="float" office:value="296" calcext:value-type="float">
            <text:p>29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299]+1" office:value-type="float" office:value="297" calcext:value-type="float">
            <text:p>29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00]+1" office:value-type="float" office:value="298" calcext:value-type="float">
            <text:p>29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01]+1" office:value-type="float" office:value="299" calcext:value-type="float">
            <text:p>29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02]+1" office:value-type="float" office:value="300" calcext:value-type="float">
            <text:p>30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03]+1" office:value-type="float" office:value="301" calcext:value-type="float">
            <text:p>30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04]+1" office:value-type="float" office:value="302" calcext:value-type="float">
            <text:p>30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05]+1" office:value-type="float" office:value="303" calcext:value-type="float">
            <text:p>30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06]+1" office:value-type="float" office:value="304" calcext:value-type="float">
            <text:p>30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07]+1" office:value-type="float" office:value="305" calcext:value-type="float">
            <text:p>30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08]+1" office:value-type="float" office:value="306" calcext:value-type="float">
            <text:p>30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09]+1" office:value-type="float" office:value="307" calcext:value-type="float">
            <text:p>30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10]+1" office:value-type="float" office:value="308" calcext:value-type="float">
            <text:p>30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11]+1" office:value-type="float" office:value="309" calcext:value-type="float">
            <text:p>30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12]+1" office:value-type="float" office:value="310" calcext:value-type="float">
            <text:p>31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13]+1" office:value-type="float" office:value="311" calcext:value-type="float">
            <text:p>31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14]+1" office:value-type="float" office:value="312" calcext:value-type="float">
            <text:p>31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15]+1" office:value-type="float" office:value="313" calcext:value-type="float">
            <text:p>31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16]+1" office:value-type="float" office:value="314" calcext:value-type="float">
            <text:p>31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17]+1" office:value-type="float" office:value="315" calcext:value-type="float">
            <text:p>31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18]+1" office:value-type="float" office:value="316" calcext:value-type="float">
            <text:p>31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19]+1" office:value-type="float" office:value="317" calcext:value-type="float">
            <text:p>31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20]+1" office:value-type="float" office:value="318" calcext:value-type="float">
            <text:p>31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21]+1" office:value-type="float" office:value="319" calcext:value-type="float">
            <text:p>31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22]+1" office:value-type="float" office:value="320" calcext:value-type="float">
            <text:p>32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23]+1" office:value-type="float" office:value="321" calcext:value-type="float">
            <text:p>32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24]+1" office:value-type="float" office:value="322" calcext:value-type="float">
            <text:p>32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25]+1" office:value-type="float" office:value="323" calcext:value-type="float">
            <text:p>32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26]+1" office:value-type="float" office:value="324" calcext:value-type="float">
            <text:p>32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27]+1" office:value-type="float" office:value="325" calcext:value-type="float">
            <text:p>32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28]+1" office:value-type="float" office:value="326" calcext:value-type="float">
            <text:p>32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29]+1" office:value-type="float" office:value="327" calcext:value-type="float">
            <text:p>32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30]+1" office:value-type="float" office:value="328" calcext:value-type="float">
            <text:p>32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31]+1" office:value-type="float" office:value="329" calcext:value-type="float">
            <text:p>32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32]+1" office:value-type="float" office:value="330" calcext:value-type="float">
            <text:p>33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33]+1" office:value-type="float" office:value="331" calcext:value-type="float">
            <text:p>33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34]+1" office:value-type="float" office:value="332" calcext:value-type="float">
            <text:p>33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35]+1" office:value-type="float" office:value="333" calcext:value-type="float">
            <text:p>33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36]+1" office:value-type="float" office:value="334" calcext:value-type="float">
            <text:p>33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37]+1" office:value-type="float" office:value="335" calcext:value-type="float">
            <text:p>33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38]+1" office:value-type="float" office:value="336" calcext:value-type="float">
            <text:p>33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39]+1" office:value-type="float" office:value="337" calcext:value-type="float">
            <text:p>33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40]+1" office:value-type="float" office:value="338" calcext:value-type="float">
            <text:p>33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41]+1" office:value-type="float" office:value="339" calcext:value-type="float">
            <text:p>33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42]+1" office:value-type="float" office:value="340" calcext:value-type="float">
            <text:p>34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43]+1" office:value-type="float" office:value="341" calcext:value-type="float">
            <text:p>34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44]+1" office:value-type="float" office:value="342" calcext:value-type="float">
            <text:p>34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45]+1" office:value-type="float" office:value="343" calcext:value-type="float">
            <text:p>34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46]+1" office:value-type="float" office:value="344" calcext:value-type="float">
            <text:p>34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47]+1" office:value-type="float" office:value="345" calcext:value-type="float">
            <text:p>34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48]+1" office:value-type="float" office:value="346" calcext:value-type="float">
            <text:p>34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49]+1" office:value-type="float" office:value="347" calcext:value-type="float">
            <text:p>34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50]+1" office:value-type="float" office:value="348" calcext:value-type="float">
            <text:p>34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51]+1" office:value-type="float" office:value="349" calcext:value-type="float">
            <text:p>34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52]+1" office:value-type="float" office:value="350" calcext:value-type="float">
            <text:p>35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53]+1" office:value-type="float" office:value="351" calcext:value-type="float">
            <text:p>35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54]+1" office:value-type="float" office:value="352" calcext:value-type="float">
            <text:p>35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55]+1" office:value-type="float" office:value="353" calcext:value-type="float">
            <text:p>35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56]+1" office:value-type="float" office:value="354" calcext:value-type="float">
            <text:p>35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57]+1" office:value-type="float" office:value="355" calcext:value-type="float">
            <text:p>35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58]+1" office:value-type="float" office:value="356" calcext:value-type="float">
            <text:p>35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59]+1" office:value-type="float" office:value="357" calcext:value-type="float">
            <text:p>35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60]+1" office:value-type="float" office:value="358" calcext:value-type="float">
            <text:p>35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61]+1" office:value-type="float" office:value="359" calcext:value-type="float">
            <text:p>35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62]+1" office:value-type="float" office:value="360" calcext:value-type="float">
            <text:p>36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63]+1" office:value-type="float" office:value="361" calcext:value-type="float">
            <text:p>36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64]+1" office:value-type="float" office:value="362" calcext:value-type="float">
            <text:p>36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65]+1" office:value-type="float" office:value="363" calcext:value-type="float">
            <text:p>36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66]+1" office:value-type="float" office:value="364" calcext:value-type="float">
            <text:p>36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67]+1" office:value-type="float" office:value="365" calcext:value-type="float">
            <text:p>36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68]+1" office:value-type="float" office:value="366" calcext:value-type="float">
            <text:p>36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69]+1" office:value-type="float" office:value="367" calcext:value-type="float">
            <text:p>36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70]+1" office:value-type="float" office:value="368" calcext:value-type="float">
            <text:p>36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71]+1" office:value-type="float" office:value="369" calcext:value-type="float">
            <text:p>36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72]+1" office:value-type="float" office:value="370" calcext:value-type="float">
            <text:p>37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73]+1" office:value-type="float" office:value="371" calcext:value-type="float">
            <text:p>37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74]+1" office:value-type="float" office:value="372" calcext:value-type="float">
            <text:p>37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75]+1" office:value-type="float" office:value="373" calcext:value-type="float">
            <text:p>37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76]+1" office:value-type="float" office:value="374" calcext:value-type="float">
            <text:p>37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77]+1" office:value-type="float" office:value="375" calcext:value-type="float">
            <text:p>37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78]+1" office:value-type="float" office:value="376" calcext:value-type="float">
            <text:p>37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79]+1" office:value-type="float" office:value="377" calcext:value-type="float">
            <text:p>37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80]+1" office:value-type="float" office:value="378" calcext:value-type="float">
            <text:p>37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81]+1" office:value-type="float" office:value="379" calcext:value-type="float">
            <text:p>37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82]+1" office:value-type="float" office:value="380" calcext:value-type="float">
            <text:p>38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83]+1" office:value-type="float" office:value="381" calcext:value-type="float">
            <text:p>38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84]+1" office:value-type="float" office:value="382" calcext:value-type="float">
            <text:p>38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85]+1" office:value-type="float" office:value="383" calcext:value-type="float">
            <text:p>38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86]+1" office:value-type="float" office:value="384" calcext:value-type="float">
            <text:p>38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87]+1" office:value-type="float" office:value="385" calcext:value-type="float">
            <text:p>38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88]+1" office:value-type="float" office:value="386" calcext:value-type="float">
            <text:p>38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89]+1" office:value-type="float" office:value="387" calcext:value-type="float">
            <text:p>38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90]+1" office:value-type="float" office:value="388" calcext:value-type="float">
            <text:p>38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91]+1" office:value-type="float" office:value="389" calcext:value-type="float">
            <text:p>38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92]+1" office:value-type="float" office:value="390" calcext:value-type="float">
            <text:p>39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93]+1" office:value-type="float" office:value="391" calcext:value-type="float">
            <text:p>39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94]+1" office:value-type="float" office:value="392" calcext:value-type="float">
            <text:p>39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95]+1" office:value-type="float" office:value="393" calcext:value-type="float">
            <text:p>39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96]+1" office:value-type="float" office:value="394" calcext:value-type="float">
            <text:p>39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97]+1" office:value-type="float" office:value="395" calcext:value-type="float">
            <text:p>39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98]+1" office:value-type="float" office:value="396" calcext:value-type="float">
            <text:p>39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399]+1" office:value-type="float" office:value="397" calcext:value-type="float">
            <text:p>39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00]+1" office:value-type="float" office:value="398" calcext:value-type="float">
            <text:p>39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01]+1" office:value-type="float" office:value="399" calcext:value-type="float">
            <text:p>39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02]+1" office:value-type="float" office:value="400" calcext:value-type="float">
            <text:p>40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03]+1" office:value-type="float" office:value="401" calcext:value-type="float">
            <text:p>40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04]+1" office:value-type="float" office:value="402" calcext:value-type="float">
            <text:p>40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05]+1" office:value-type="float" office:value="403" calcext:value-type="float">
            <text:p>40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06]+1" office:value-type="float" office:value="404" calcext:value-type="float">
            <text:p>40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07]+1" office:value-type="float" office:value="405" calcext:value-type="float">
            <text:p>40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08]+1" office:value-type="float" office:value="406" calcext:value-type="float">
            <text:p>40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09]+1" office:value-type="float" office:value="407" calcext:value-type="float">
            <text:p>40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10]+1" office:value-type="float" office:value="408" calcext:value-type="float">
            <text:p>40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11]+1" office:value-type="float" office:value="409" calcext:value-type="float">
            <text:p>40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12]+1" office:value-type="float" office:value="410" calcext:value-type="float">
            <text:p>41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13]+1" office:value-type="float" office:value="411" calcext:value-type="float">
            <text:p>41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14]+1" office:value-type="float" office:value="412" calcext:value-type="float">
            <text:p>41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15]+1" office:value-type="float" office:value="413" calcext:value-type="float">
            <text:p>41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16]+1" office:value-type="float" office:value="414" calcext:value-type="float">
            <text:p>41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17]+1" office:value-type="float" office:value="415" calcext:value-type="float">
            <text:p>41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18]+1" office:value-type="float" office:value="416" calcext:value-type="float">
            <text:p>41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19]+1" office:value-type="float" office:value="417" calcext:value-type="float">
            <text:p>41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20]+1" office:value-type="float" office:value="418" calcext:value-type="float">
            <text:p>41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21]+1" office:value-type="float" office:value="419" calcext:value-type="float">
            <text:p>41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22]+1" office:value-type="float" office:value="420" calcext:value-type="float">
            <text:p>42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23]+1" office:value-type="float" office:value="421" calcext:value-type="float">
            <text:p>42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24]+1" office:value-type="float" office:value="422" calcext:value-type="float">
            <text:p>42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25]+1" office:value-type="float" office:value="423" calcext:value-type="float">
            <text:p>42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26]+1" office:value-type="float" office:value="424" calcext:value-type="float">
            <text:p>42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27]+1" office:value-type="float" office:value="425" calcext:value-type="float">
            <text:p>42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28]+1" office:value-type="float" office:value="426" calcext:value-type="float">
            <text:p>42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29]+1" office:value-type="float" office:value="427" calcext:value-type="float">
            <text:p>42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30]+1" office:value-type="float" office:value="428" calcext:value-type="float">
            <text:p>42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31]+1" office:value-type="float" office:value="429" calcext:value-type="float">
            <text:p>42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32]+1" office:value-type="float" office:value="430" calcext:value-type="float">
            <text:p>43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33]+1" office:value-type="float" office:value="431" calcext:value-type="float">
            <text:p>43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34]+1" office:value-type="float" office:value="432" calcext:value-type="float">
            <text:p>43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35]+1" office:value-type="float" office:value="433" calcext:value-type="float">
            <text:p>43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36]+1" office:value-type="float" office:value="434" calcext:value-type="float">
            <text:p>43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37]+1" office:value-type="float" office:value="435" calcext:value-type="float">
            <text:p>43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38]+1" office:value-type="float" office:value="436" calcext:value-type="float">
            <text:p>43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39]+1" office:value-type="float" office:value="437" calcext:value-type="float">
            <text:p>43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40]+1" office:value-type="float" office:value="438" calcext:value-type="float">
            <text:p>43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41]+1" office:value-type="float" office:value="439" calcext:value-type="float">
            <text:p>43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42]+1" office:value-type="float" office:value="440" calcext:value-type="float">
            <text:p>44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43]+1" office:value-type="float" office:value="441" calcext:value-type="float">
            <text:p>44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44]+1" office:value-type="float" office:value="442" calcext:value-type="float">
            <text:p>44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45]+1" office:value-type="float" office:value="443" calcext:value-type="float">
            <text:p>44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46]+1" office:value-type="float" office:value="444" calcext:value-type="float">
            <text:p>44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47]+1" office:value-type="float" office:value="445" calcext:value-type="float">
            <text:p>44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48]+1" office:value-type="float" office:value="446" calcext:value-type="float">
            <text:p>44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49]+1" office:value-type="float" office:value="447" calcext:value-type="float">
            <text:p>44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50]+1" office:value-type="float" office:value="448" calcext:value-type="float">
            <text:p>44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51]+1" office:value-type="float" office:value="449" calcext:value-type="float">
            <text:p>44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52]+1" office:value-type="float" office:value="450" calcext:value-type="float">
            <text:p>45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53]+1" office:value-type="float" office:value="451" calcext:value-type="float">
            <text:p>45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54]+1" office:value-type="float" office:value="452" calcext:value-type="float">
            <text:p>45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55]+1" office:value-type="float" office:value="453" calcext:value-type="float">
            <text:p>45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56]+1" office:value-type="float" office:value="454" calcext:value-type="float">
            <text:p>45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57]+1" office:value-type="float" office:value="455" calcext:value-type="float">
            <text:p>45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58]+1" office:value-type="float" office:value="456" calcext:value-type="float">
            <text:p>45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59]+1" office:value-type="float" office:value="457" calcext:value-type="float">
            <text:p>45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60]+1" office:value-type="float" office:value="458" calcext:value-type="float">
            <text:p>45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61]+1" office:value-type="float" office:value="459" calcext:value-type="float">
            <text:p>45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62]+1" office:value-type="float" office:value="460" calcext:value-type="float">
            <text:p>46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63]+1" office:value-type="float" office:value="461" calcext:value-type="float">
            <text:p>46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64]+1" office:value-type="float" office:value="462" calcext:value-type="float">
            <text:p>46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65]+1" office:value-type="float" office:value="463" calcext:value-type="float">
            <text:p>46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66]+1" office:value-type="float" office:value="464" calcext:value-type="float">
            <text:p>46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67]+1" office:value-type="float" office:value="465" calcext:value-type="float">
            <text:p>46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68]+1" office:value-type="float" office:value="466" calcext:value-type="float">
            <text:p>46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69]+1" office:value-type="float" office:value="467" calcext:value-type="float">
            <text:p>46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70]+1" office:value-type="float" office:value="468" calcext:value-type="float">
            <text:p>46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71]+1" office:value-type="float" office:value="469" calcext:value-type="float">
            <text:p>46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72]+1" office:value-type="float" office:value="470" calcext:value-type="float">
            <text:p>47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73]+1" office:value-type="float" office:value="471" calcext:value-type="float">
            <text:p>47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74]+1" office:value-type="float" office:value="472" calcext:value-type="float">
            <text:p>47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75]+1" office:value-type="float" office:value="473" calcext:value-type="float">
            <text:p>47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76]+1" office:value-type="float" office:value="474" calcext:value-type="float">
            <text:p>47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77]+1" office:value-type="float" office:value="475" calcext:value-type="float">
            <text:p>47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78]+1" office:value-type="float" office:value="476" calcext:value-type="float">
            <text:p>47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79]+1" office:value-type="float" office:value="477" calcext:value-type="float">
            <text:p>47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80]+1" office:value-type="float" office:value="478" calcext:value-type="float">
            <text:p>47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81]+1" office:value-type="float" office:value="479" calcext:value-type="float">
            <text:p>47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82]+1" office:value-type="float" office:value="480" calcext:value-type="float">
            <text:p>48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83]+1" office:value-type="float" office:value="481" calcext:value-type="float">
            <text:p>48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84]+1" office:value-type="float" office:value="482" calcext:value-type="float">
            <text:p>48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85]+1" office:value-type="float" office:value="483" calcext:value-type="float">
            <text:p>48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86]+1" office:value-type="float" office:value="484" calcext:value-type="float">
            <text:p>48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87]+1" office:value-type="float" office:value="485" calcext:value-type="float">
            <text:p>48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88]+1" office:value-type="float" office:value="486" calcext:value-type="float">
            <text:p>48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89]+1" office:value-type="float" office:value="487" calcext:value-type="float">
            <text:p>48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90]+1" office:value-type="float" office:value="488" calcext:value-type="float">
            <text:p>48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91]+1" office:value-type="float" office:value="489" calcext:value-type="float">
            <text:p>48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92]+1" office:value-type="float" office:value="490" calcext:value-type="float">
            <text:p>49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93]+1" office:value-type="float" office:value="491" calcext:value-type="float">
            <text:p>49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94]+1" office:value-type="float" office:value="492" calcext:value-type="float">
            <text:p>49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95]+1" office:value-type="float" office:value="493" calcext:value-type="float">
            <text:p>49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96]+1" office:value-type="float" office:value="494" calcext:value-type="float">
            <text:p>49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97]+1" office:value-type="float" office:value="495" calcext:value-type="float">
            <text:p>49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98]+1" office:value-type="float" office:value="496" calcext:value-type="float">
            <text:p>49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499]+1" office:value-type="float" office:value="497" calcext:value-type="float">
            <text:p>49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00]+1" office:value-type="float" office:value="498" calcext:value-type="float">
            <text:p>49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01]+1" office:value-type="float" office:value="499" calcext:value-type="float">
            <text:p>49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02]+1" office:value-type="float" office:value="500" calcext:value-type="float">
            <text:p>50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03]+1" office:value-type="float" office:value="501" calcext:value-type="float">
            <text:p>50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04]+1" office:value-type="float" office:value="502" calcext:value-type="float">
            <text:p>50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05]+1" office:value-type="float" office:value="503" calcext:value-type="float">
            <text:p>50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06]+1" office:value-type="float" office:value="504" calcext:value-type="float">
            <text:p>50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07]+1" office:value-type="float" office:value="505" calcext:value-type="float">
            <text:p>50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08]+1" office:value-type="float" office:value="506" calcext:value-type="float">
            <text:p>50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09]+1" office:value-type="float" office:value="507" calcext:value-type="float">
            <text:p>50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10]+1" office:value-type="float" office:value="508" calcext:value-type="float">
            <text:p>50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11]+1" office:value-type="float" office:value="509" calcext:value-type="float">
            <text:p>50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12]+1" office:value-type="float" office:value="510" calcext:value-type="float">
            <text:p>51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13]+1" office:value-type="float" office:value="511" calcext:value-type="float">
            <text:p>51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14]+1" office:value-type="float" office:value="512" calcext:value-type="float">
            <text:p>51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15]+1" office:value-type="float" office:value="513" calcext:value-type="float">
            <text:p>51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16]+1" office:value-type="float" office:value="514" calcext:value-type="float">
            <text:p>51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17]+1" office:value-type="float" office:value="515" calcext:value-type="float">
            <text:p>51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18]+1" office:value-type="float" office:value="516" calcext:value-type="float">
            <text:p>51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19]+1" office:value-type="float" office:value="517" calcext:value-type="float">
            <text:p>51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20]+1" office:value-type="float" office:value="518" calcext:value-type="float">
            <text:p>51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21]+1" office:value-type="float" office:value="519" calcext:value-type="float">
            <text:p>51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22]+1" office:value-type="float" office:value="520" calcext:value-type="float">
            <text:p>52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23]+1" office:value-type="float" office:value="521" calcext:value-type="float">
            <text:p>52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24]+1" office:value-type="float" office:value="522" calcext:value-type="float">
            <text:p>52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25]+1" office:value-type="float" office:value="523" calcext:value-type="float">
            <text:p>52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26]+1" office:value-type="float" office:value="524" calcext:value-type="float">
            <text:p>52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27]+1" office:value-type="float" office:value="525" calcext:value-type="float">
            <text:p>52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28]+1" office:value-type="float" office:value="526" calcext:value-type="float">
            <text:p>52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29]+1" office:value-type="float" office:value="527" calcext:value-type="float">
            <text:p>52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30]+1" office:value-type="float" office:value="528" calcext:value-type="float">
            <text:p>52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31]+1" office:value-type="float" office:value="529" calcext:value-type="float">
            <text:p>52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32]+1" office:value-type="float" office:value="530" calcext:value-type="float">
            <text:p>53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33]+1" office:value-type="float" office:value="531" calcext:value-type="float">
            <text:p>53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34]+1" office:value-type="float" office:value="532" calcext:value-type="float">
            <text:p>53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35]+1" office:value-type="float" office:value="533" calcext:value-type="float">
            <text:p>53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36]+1" office:value-type="float" office:value="534" calcext:value-type="float">
            <text:p>53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37]+1" office:value-type="float" office:value="535" calcext:value-type="float">
            <text:p>53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38]+1" office:value-type="float" office:value="536" calcext:value-type="float">
            <text:p>53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39]+1" office:value-type="float" office:value="537" calcext:value-type="float">
            <text:p>53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40]+1" office:value-type="float" office:value="538" calcext:value-type="float">
            <text:p>53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41]+1" office:value-type="float" office:value="539" calcext:value-type="float">
            <text:p>53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42]+1" office:value-type="float" office:value="540" calcext:value-type="float">
            <text:p>54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43]+1" office:value-type="float" office:value="541" calcext:value-type="float">
            <text:p>54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44]+1" office:value-type="float" office:value="542" calcext:value-type="float">
            <text:p>54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45]+1" office:value-type="float" office:value="543" calcext:value-type="float">
            <text:p>54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46]+1" office:value-type="float" office:value="544" calcext:value-type="float">
            <text:p>54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47]+1" office:value-type="float" office:value="545" calcext:value-type="float">
            <text:p>54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48]+1" office:value-type="float" office:value="546" calcext:value-type="float">
            <text:p>54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49]+1" office:value-type="float" office:value="547" calcext:value-type="float">
            <text:p>54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50]+1" office:value-type="float" office:value="548" calcext:value-type="float">
            <text:p>54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51]+1" office:value-type="float" office:value="549" calcext:value-type="float">
            <text:p>54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52]+1" office:value-type="float" office:value="550" calcext:value-type="float">
            <text:p>55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53]+1" office:value-type="float" office:value="551" calcext:value-type="float">
            <text:p>55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54]+1" office:value-type="float" office:value="552" calcext:value-type="float">
            <text:p>55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55]+1" office:value-type="float" office:value="553" calcext:value-type="float">
            <text:p>55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56]+1" office:value-type="float" office:value="554" calcext:value-type="float">
            <text:p>55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57]+1" office:value-type="float" office:value="555" calcext:value-type="float">
            <text:p>55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58]+1" office:value-type="float" office:value="556" calcext:value-type="float">
            <text:p>55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59]+1" office:value-type="float" office:value="557" calcext:value-type="float">
            <text:p>55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60]+1" office:value-type="float" office:value="558" calcext:value-type="float">
            <text:p>55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61]+1" office:value-type="float" office:value="559" calcext:value-type="float">
            <text:p>55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62]+1" office:value-type="float" office:value="560" calcext:value-type="float">
            <text:p>56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63]+1" office:value-type="float" office:value="561" calcext:value-type="float">
            <text:p>56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64]+1" office:value-type="float" office:value="562" calcext:value-type="float">
            <text:p>56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65]+1" office:value-type="float" office:value="563" calcext:value-type="float">
            <text:p>56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66]+1" office:value-type="float" office:value="564" calcext:value-type="float">
            <text:p>56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67]+1" office:value-type="float" office:value="565" calcext:value-type="float">
            <text:p>56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68]+1" office:value-type="float" office:value="566" calcext:value-type="float">
            <text:p>56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69]+1" office:value-type="float" office:value="567" calcext:value-type="float">
            <text:p>56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70]+1" office:value-type="float" office:value="568" calcext:value-type="float">
            <text:p>56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71]+1" office:value-type="float" office:value="569" calcext:value-type="float">
            <text:p>56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72]+1" office:value-type="float" office:value="570" calcext:value-type="float">
            <text:p>57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73]+1" office:value-type="float" office:value="571" calcext:value-type="float">
            <text:p>57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74]+1" office:value-type="float" office:value="572" calcext:value-type="float">
            <text:p>57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75]+1" office:value-type="float" office:value="573" calcext:value-type="float">
            <text:p>57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76]+1" office:value-type="float" office:value="574" calcext:value-type="float">
            <text:p>57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77]+1" office:value-type="float" office:value="575" calcext:value-type="float">
            <text:p>57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78]+1" office:value-type="float" office:value="576" calcext:value-type="float">
            <text:p>57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79]+1" office:value-type="float" office:value="577" calcext:value-type="float">
            <text:p>57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80]+1" office:value-type="float" office:value="578" calcext:value-type="float">
            <text:p>57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81]+1" office:value-type="float" office:value="579" calcext:value-type="float">
            <text:p>57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82]+1" office:value-type="float" office:value="580" calcext:value-type="float">
            <text:p>58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83]+1" office:value-type="float" office:value="581" calcext:value-type="float">
            <text:p>58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84]+1" office:value-type="float" office:value="582" calcext:value-type="float">
            <text:p>58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85]+1" office:value-type="float" office:value="583" calcext:value-type="float">
            <text:p>58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86]+1" office:value-type="float" office:value="584" calcext:value-type="float">
            <text:p>58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87]+1" office:value-type="float" office:value="585" calcext:value-type="float">
            <text:p>58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88]+1" office:value-type="float" office:value="586" calcext:value-type="float">
            <text:p>58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89]+1" office:value-type="float" office:value="587" calcext:value-type="float">
            <text:p>58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90]+1" office:value-type="float" office:value="588" calcext:value-type="float">
            <text:p>58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91]+1" office:value-type="float" office:value="589" calcext:value-type="float">
            <text:p>58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92]+1" office:value-type="float" office:value="590" calcext:value-type="float">
            <text:p>59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93]+1" office:value-type="float" office:value="591" calcext:value-type="float">
            <text:p>59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94]+1" office:value-type="float" office:value="592" calcext:value-type="float">
            <text:p>59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95]+1" office:value-type="float" office:value="593" calcext:value-type="float">
            <text:p>59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96]+1" office:value-type="float" office:value="594" calcext:value-type="float">
            <text:p>59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97]+1" office:value-type="float" office:value="595" calcext:value-type="float">
            <text:p>59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98]+1" office:value-type="float" office:value="596" calcext:value-type="float">
            <text:p>59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599]+1" office:value-type="float" office:value="597" calcext:value-type="float">
            <text:p>59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00]+1" office:value-type="float" office:value="598" calcext:value-type="float">
            <text:p>59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01]+1" office:value-type="float" office:value="599" calcext:value-type="float">
            <text:p>59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02]+1" office:value-type="float" office:value="600" calcext:value-type="float">
            <text:p>60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03]+1" office:value-type="float" office:value="601" calcext:value-type="float">
            <text:p>60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04]+1" office:value-type="float" office:value="602" calcext:value-type="float">
            <text:p>60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05]+1" office:value-type="float" office:value="603" calcext:value-type="float">
            <text:p>60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06]+1" office:value-type="float" office:value="604" calcext:value-type="float">
            <text:p>60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07]+1" office:value-type="float" office:value="605" calcext:value-type="float">
            <text:p>60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08]+1" office:value-type="float" office:value="606" calcext:value-type="float">
            <text:p>60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09]+1" office:value-type="float" office:value="607" calcext:value-type="float">
            <text:p>60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10]+1" office:value-type="float" office:value="608" calcext:value-type="float">
            <text:p>60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11]+1" office:value-type="float" office:value="609" calcext:value-type="float">
            <text:p>60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12]+1" office:value-type="float" office:value="610" calcext:value-type="float">
            <text:p>61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13]+1" office:value-type="float" office:value="611" calcext:value-type="float">
            <text:p>61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14]+1" office:value-type="float" office:value="612" calcext:value-type="float">
            <text:p>61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15]+1" office:value-type="float" office:value="613" calcext:value-type="float">
            <text:p>61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16]+1" office:value-type="float" office:value="614" calcext:value-type="float">
            <text:p>61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17]+1" office:value-type="float" office:value="615" calcext:value-type="float">
            <text:p>61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18]+1" office:value-type="float" office:value="616" calcext:value-type="float">
            <text:p>61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19]+1" office:value-type="float" office:value="617" calcext:value-type="float">
            <text:p>61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20]+1" office:value-type="float" office:value="618" calcext:value-type="float">
            <text:p>61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21]+1" office:value-type="float" office:value="619" calcext:value-type="float">
            <text:p>61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22]+1" office:value-type="float" office:value="620" calcext:value-type="float">
            <text:p>62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23]+1" office:value-type="float" office:value="621" calcext:value-type="float">
            <text:p>62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24]+1" office:value-type="float" office:value="622" calcext:value-type="float">
            <text:p>62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25]+1" office:value-type="float" office:value="623" calcext:value-type="float">
            <text:p>62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26]+1" office:value-type="float" office:value="624" calcext:value-type="float">
            <text:p>62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27]+1" office:value-type="float" office:value="625" calcext:value-type="float">
            <text:p>62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28]+1" office:value-type="float" office:value="626" calcext:value-type="float">
            <text:p>62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29]+1" office:value-type="float" office:value="627" calcext:value-type="float">
            <text:p>62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30]+1" office:value-type="float" office:value="628" calcext:value-type="float">
            <text:p>62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31]+1" office:value-type="float" office:value="629" calcext:value-type="float">
            <text:p>62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32]+1" office:value-type="float" office:value="630" calcext:value-type="float">
            <text:p>63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33]+1" office:value-type="float" office:value="631" calcext:value-type="float">
            <text:p>63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34]+1" office:value-type="float" office:value="632" calcext:value-type="float">
            <text:p>63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35]+1" office:value-type="float" office:value="633" calcext:value-type="float">
            <text:p>63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36]+1" office:value-type="float" office:value="634" calcext:value-type="float">
            <text:p>63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37]+1" office:value-type="float" office:value="635" calcext:value-type="float">
            <text:p>63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38]+1" office:value-type="float" office:value="636" calcext:value-type="float">
            <text:p>63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39]+1" office:value-type="float" office:value="637" calcext:value-type="float">
            <text:p>63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40]+1" office:value-type="float" office:value="638" calcext:value-type="float">
            <text:p>63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41]+1" office:value-type="float" office:value="639" calcext:value-type="float">
            <text:p>63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42]+1" office:value-type="float" office:value="640" calcext:value-type="float">
            <text:p>64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43]+1" office:value-type="float" office:value="641" calcext:value-type="float">
            <text:p>64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44]+1" office:value-type="float" office:value="642" calcext:value-type="float">
            <text:p>64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45]+1" office:value-type="float" office:value="643" calcext:value-type="float">
            <text:p>64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46]+1" office:value-type="float" office:value="644" calcext:value-type="float">
            <text:p>64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47]+1" office:value-type="float" office:value="645" calcext:value-type="float">
            <text:p>64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48]+1" office:value-type="float" office:value="646" calcext:value-type="float">
            <text:p>64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49]+1" office:value-type="float" office:value="647" calcext:value-type="float">
            <text:p>64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50]+1" office:value-type="float" office:value="648" calcext:value-type="float">
            <text:p>64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51]+1" office:value-type="float" office:value="649" calcext:value-type="float">
            <text:p>64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52]+1" office:value-type="float" office:value="650" calcext:value-type="float">
            <text:p>65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53]+1" office:value-type="float" office:value="651" calcext:value-type="float">
            <text:p>65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54]+1" office:value-type="float" office:value="652" calcext:value-type="float">
            <text:p>65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55]+1" office:value-type="float" office:value="653" calcext:value-type="float">
            <text:p>65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56]+1" office:value-type="float" office:value="654" calcext:value-type="float">
            <text:p>65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57]+1" office:value-type="float" office:value="655" calcext:value-type="float">
            <text:p>65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58]+1" office:value-type="float" office:value="656" calcext:value-type="float">
            <text:p>65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59]+1" office:value-type="float" office:value="657" calcext:value-type="float">
            <text:p>65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60]+1" office:value-type="float" office:value="658" calcext:value-type="float">
            <text:p>65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61]+1" office:value-type="float" office:value="659" calcext:value-type="float">
            <text:p>65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62]+1" office:value-type="float" office:value="660" calcext:value-type="float">
            <text:p>66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63]+1" office:value-type="float" office:value="661" calcext:value-type="float">
            <text:p>66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64]+1" office:value-type="float" office:value="662" calcext:value-type="float">
            <text:p>66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65]+1" office:value-type="float" office:value="663" calcext:value-type="float">
            <text:p>66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66]+1" office:value-type="float" office:value="664" calcext:value-type="float">
            <text:p>66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67]+1" office:value-type="float" office:value="665" calcext:value-type="float">
            <text:p>66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68]+1" office:value-type="float" office:value="666" calcext:value-type="float">
            <text:p>66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69]+1" office:value-type="float" office:value="667" calcext:value-type="float">
            <text:p>66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70]+1" office:value-type="float" office:value="668" calcext:value-type="float">
            <text:p>66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71]+1" office:value-type="float" office:value="669" calcext:value-type="float">
            <text:p>66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72]+1" office:value-type="float" office:value="670" calcext:value-type="float">
            <text:p>67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73]+1" office:value-type="float" office:value="671" calcext:value-type="float">
            <text:p>67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74]+1" office:value-type="float" office:value="672" calcext:value-type="float">
            <text:p>67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75]+1" office:value-type="float" office:value="673" calcext:value-type="float">
            <text:p>67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76]+1" office:value-type="float" office:value="674" calcext:value-type="float">
            <text:p>67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77]+1" office:value-type="float" office:value="675" calcext:value-type="float">
            <text:p>67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78]+1" office:value-type="float" office:value="676" calcext:value-type="float">
            <text:p>67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79]+1" office:value-type="float" office:value="677" calcext:value-type="float">
            <text:p>67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80]+1" office:value-type="float" office:value="678" calcext:value-type="float">
            <text:p>67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81]+1" office:value-type="float" office:value="679" calcext:value-type="float">
            <text:p>67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82]+1" office:value-type="float" office:value="680" calcext:value-type="float">
            <text:p>68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83]+1" office:value-type="float" office:value="681" calcext:value-type="float">
            <text:p>68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84]+1" office:value-type="float" office:value="682" calcext:value-type="float">
            <text:p>68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85]+1" office:value-type="float" office:value="683" calcext:value-type="float">
            <text:p>68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86]+1" office:value-type="float" office:value="684" calcext:value-type="float">
            <text:p>68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87]+1" office:value-type="float" office:value="685" calcext:value-type="float">
            <text:p>68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88]+1" office:value-type="float" office:value="686" calcext:value-type="float">
            <text:p>68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89]+1" office:value-type="float" office:value="687" calcext:value-type="float">
            <text:p>68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90]+1" office:value-type="float" office:value="688" calcext:value-type="float">
            <text:p>68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91]+1" office:value-type="float" office:value="689" calcext:value-type="float">
            <text:p>68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92]+1" office:value-type="float" office:value="690" calcext:value-type="float">
            <text:p>69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93]+1" office:value-type="float" office:value="691" calcext:value-type="float">
            <text:p>69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94]+1" office:value-type="float" office:value="692" calcext:value-type="float">
            <text:p>69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95]+1" office:value-type="float" office:value="693" calcext:value-type="float">
            <text:p>69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96]+1" office:value-type="float" office:value="694" calcext:value-type="float">
            <text:p>69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97]+1" office:value-type="float" office:value="695" calcext:value-type="float">
            <text:p>69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98]+1" office:value-type="float" office:value="696" calcext:value-type="float">
            <text:p>69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699]+1" office:value-type="float" office:value="697" calcext:value-type="float">
            <text:p>69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00]+1" office:value-type="float" office:value="698" calcext:value-type="float">
            <text:p>69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01]+1" office:value-type="float" office:value="699" calcext:value-type="float">
            <text:p>69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02]+1" office:value-type="float" office:value="700" calcext:value-type="float">
            <text:p>70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03]+1" office:value-type="float" office:value="701" calcext:value-type="float">
            <text:p>70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04]+1" office:value-type="float" office:value="702" calcext:value-type="float">
            <text:p>70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05]+1" office:value-type="float" office:value="703" calcext:value-type="float">
            <text:p>70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06]+1" office:value-type="float" office:value="704" calcext:value-type="float">
            <text:p>70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07]+1" office:value-type="float" office:value="705" calcext:value-type="float">
            <text:p>70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08]+1" office:value-type="float" office:value="706" calcext:value-type="float">
            <text:p>70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09]+1" office:value-type="float" office:value="707" calcext:value-type="float">
            <text:p>70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10]+1" office:value-type="float" office:value="708" calcext:value-type="float">
            <text:p>70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11]+1" office:value-type="float" office:value="709" calcext:value-type="float">
            <text:p>70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12]+1" office:value-type="float" office:value="710" calcext:value-type="float">
            <text:p>71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13]+1" office:value-type="float" office:value="711" calcext:value-type="float">
            <text:p>71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14]+1" office:value-type="float" office:value="712" calcext:value-type="float">
            <text:p>71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15]+1" office:value-type="float" office:value="713" calcext:value-type="float">
            <text:p>71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16]+1" office:value-type="float" office:value="714" calcext:value-type="float">
            <text:p>71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17]+1" office:value-type="float" office:value="715" calcext:value-type="float">
            <text:p>71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18]+1" office:value-type="float" office:value="716" calcext:value-type="float">
            <text:p>71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19]+1" office:value-type="float" office:value="717" calcext:value-type="float">
            <text:p>71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20]+1" office:value-type="float" office:value="718" calcext:value-type="float">
            <text:p>71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21]+1" office:value-type="float" office:value="719" calcext:value-type="float">
            <text:p>71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22]+1" office:value-type="float" office:value="720" calcext:value-type="float">
            <text:p>72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23]+1" office:value-type="float" office:value="721" calcext:value-type="float">
            <text:p>72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24]+1" office:value-type="float" office:value="722" calcext:value-type="float">
            <text:p>72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25]+1" office:value-type="float" office:value="723" calcext:value-type="float">
            <text:p>72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26]+1" office:value-type="float" office:value="724" calcext:value-type="float">
            <text:p>72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27]+1" office:value-type="float" office:value="725" calcext:value-type="float">
            <text:p>72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28]+1" office:value-type="float" office:value="726" calcext:value-type="float">
            <text:p>72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29]+1" office:value-type="float" office:value="727" calcext:value-type="float">
            <text:p>72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30]+1" office:value-type="float" office:value="728" calcext:value-type="float">
            <text:p>72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31]+1" office:value-type="float" office:value="729" calcext:value-type="float">
            <text:p>72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32]+1" office:value-type="float" office:value="730" calcext:value-type="float">
            <text:p>73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33]+1" office:value-type="float" office:value="731" calcext:value-type="float">
            <text:p>73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34]+1" office:value-type="float" office:value="732" calcext:value-type="float">
            <text:p>73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35]+1" office:value-type="float" office:value="733" calcext:value-type="float">
            <text:p>73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36]+1" office:value-type="float" office:value="734" calcext:value-type="float">
            <text:p>73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37]+1" office:value-type="float" office:value="735" calcext:value-type="float">
            <text:p>73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38]+1" office:value-type="float" office:value="736" calcext:value-type="float">
            <text:p>73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39]+1" office:value-type="float" office:value="737" calcext:value-type="float">
            <text:p>73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40]+1" office:value-type="float" office:value="738" calcext:value-type="float">
            <text:p>73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41]+1" office:value-type="float" office:value="739" calcext:value-type="float">
            <text:p>73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42]+1" office:value-type="float" office:value="740" calcext:value-type="float">
            <text:p>74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43]+1" office:value-type="float" office:value="741" calcext:value-type="float">
            <text:p>74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44]+1" office:value-type="float" office:value="742" calcext:value-type="float">
            <text:p>74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45]+1" office:value-type="float" office:value="743" calcext:value-type="float">
            <text:p>74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46]+1" office:value-type="float" office:value="744" calcext:value-type="float">
            <text:p>74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47]+1" office:value-type="float" office:value="745" calcext:value-type="float">
            <text:p>74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48]+1" office:value-type="float" office:value="746" calcext:value-type="float">
            <text:p>74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49]+1" office:value-type="float" office:value="747" calcext:value-type="float">
            <text:p>74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50]+1" office:value-type="float" office:value="748" calcext:value-type="float">
            <text:p>74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51]+1" office:value-type="float" office:value="749" calcext:value-type="float">
            <text:p>74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52]+1" office:value-type="float" office:value="750" calcext:value-type="float">
            <text:p>75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53]+1" office:value-type="float" office:value="751" calcext:value-type="float">
            <text:p>75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54]+1" office:value-type="float" office:value="752" calcext:value-type="float">
            <text:p>75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55]+1" office:value-type="float" office:value="753" calcext:value-type="float">
            <text:p>75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56]+1" office:value-type="float" office:value="754" calcext:value-type="float">
            <text:p>75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57]+1" office:value-type="float" office:value="755" calcext:value-type="float">
            <text:p>75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58]+1" office:value-type="float" office:value="756" calcext:value-type="float">
            <text:p>75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59]+1" office:value-type="float" office:value="757" calcext:value-type="float">
            <text:p>75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60]+1" office:value-type="float" office:value="758" calcext:value-type="float">
            <text:p>75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61]+1" office:value-type="float" office:value="759" calcext:value-type="float">
            <text:p>75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62]+1" office:value-type="float" office:value="760" calcext:value-type="float">
            <text:p>76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63]+1" office:value-type="float" office:value="761" calcext:value-type="float">
            <text:p>76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64]+1" office:value-type="float" office:value="762" calcext:value-type="float">
            <text:p>76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65]+1" office:value-type="float" office:value="763" calcext:value-type="float">
            <text:p>76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66]+1" office:value-type="float" office:value="764" calcext:value-type="float">
            <text:p>76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67]+1" office:value-type="float" office:value="765" calcext:value-type="float">
            <text:p>76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68]+1" office:value-type="float" office:value="766" calcext:value-type="float">
            <text:p>76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69]+1" office:value-type="float" office:value="767" calcext:value-type="float">
            <text:p>76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70]+1" office:value-type="float" office:value="768" calcext:value-type="float">
            <text:p>76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71]+1" office:value-type="float" office:value="769" calcext:value-type="float">
            <text:p>76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72]+1" office:value-type="float" office:value="770" calcext:value-type="float">
            <text:p>77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73]+1" office:value-type="float" office:value="771" calcext:value-type="float">
            <text:p>77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74]+1" office:value-type="float" office:value="772" calcext:value-type="float">
            <text:p>77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75]+1" office:value-type="float" office:value="773" calcext:value-type="float">
            <text:p>77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76]+1" office:value-type="float" office:value="774" calcext:value-type="float">
            <text:p>77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77]+1" office:value-type="float" office:value="775" calcext:value-type="float">
            <text:p>77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78]+1" office:value-type="float" office:value="776" calcext:value-type="float">
            <text:p>77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79]+1" office:value-type="float" office:value="777" calcext:value-type="float">
            <text:p>77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80]+1" office:value-type="float" office:value="778" calcext:value-type="float">
            <text:p>77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81]+1" office:value-type="float" office:value="779" calcext:value-type="float">
            <text:p>77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82]+1" office:value-type="float" office:value="780" calcext:value-type="float">
            <text:p>78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83]+1" office:value-type="float" office:value="781" calcext:value-type="float">
            <text:p>78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84]+1" office:value-type="float" office:value="782" calcext:value-type="float">
            <text:p>78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85]+1" office:value-type="float" office:value="783" calcext:value-type="float">
            <text:p>78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86]+1" office:value-type="float" office:value="784" calcext:value-type="float">
            <text:p>78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87]+1" office:value-type="float" office:value="785" calcext:value-type="float">
            <text:p>78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88]+1" office:value-type="float" office:value="786" calcext:value-type="float">
            <text:p>78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89]+1" office:value-type="float" office:value="787" calcext:value-type="float">
            <text:p>78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90]+1" office:value-type="float" office:value="788" calcext:value-type="float">
            <text:p>78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91]+1" office:value-type="float" office:value="789" calcext:value-type="float">
            <text:p>78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92]+1" office:value-type="float" office:value="790" calcext:value-type="float">
            <text:p>79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93]+1" office:value-type="float" office:value="791" calcext:value-type="float">
            <text:p>79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94]+1" office:value-type="float" office:value="792" calcext:value-type="float">
            <text:p>79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95]+1" office:value-type="float" office:value="793" calcext:value-type="float">
            <text:p>79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96]+1" office:value-type="float" office:value="794" calcext:value-type="float">
            <text:p>79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97]+1" office:value-type="float" office:value="795" calcext:value-type="float">
            <text:p>79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98]+1" office:value-type="float" office:value="796" calcext:value-type="float">
            <text:p>79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799]+1" office:value-type="float" office:value="797" calcext:value-type="float">
            <text:p>79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00]+1" office:value-type="float" office:value="798" calcext:value-type="float">
            <text:p>79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01]+1" office:value-type="float" office:value="799" calcext:value-type="float">
            <text:p>79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02]+1" office:value-type="float" office:value="800" calcext:value-type="float">
            <text:p>80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03]+1" office:value-type="float" office:value="801" calcext:value-type="float">
            <text:p>80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04]+1" office:value-type="float" office:value="802" calcext:value-type="float">
            <text:p>80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05]+1" office:value-type="float" office:value="803" calcext:value-type="float">
            <text:p>80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06]+1" office:value-type="float" office:value="804" calcext:value-type="float">
            <text:p>80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07]+1" office:value-type="float" office:value="805" calcext:value-type="float">
            <text:p>80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08]+1" office:value-type="float" office:value="806" calcext:value-type="float">
            <text:p>80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09]+1" office:value-type="float" office:value="807" calcext:value-type="float">
            <text:p>80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10]+1" office:value-type="float" office:value="808" calcext:value-type="float">
            <text:p>80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11]+1" office:value-type="float" office:value="809" calcext:value-type="float">
            <text:p>80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12]+1" office:value-type="float" office:value="810" calcext:value-type="float">
            <text:p>81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13]+1" office:value-type="float" office:value="811" calcext:value-type="float">
            <text:p>81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14]+1" office:value-type="float" office:value="812" calcext:value-type="float">
            <text:p>81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15]+1" office:value-type="float" office:value="813" calcext:value-type="float">
            <text:p>81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16]+1" office:value-type="float" office:value="814" calcext:value-type="float">
            <text:p>81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17]+1" office:value-type="float" office:value="815" calcext:value-type="float">
            <text:p>81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18]+1" office:value-type="float" office:value="816" calcext:value-type="float">
            <text:p>81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19]+1" office:value-type="float" office:value="817" calcext:value-type="float">
            <text:p>81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20]+1" office:value-type="float" office:value="818" calcext:value-type="float">
            <text:p>81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21]+1" office:value-type="float" office:value="819" calcext:value-type="float">
            <text:p>81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22]+1" office:value-type="float" office:value="820" calcext:value-type="float">
            <text:p>82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23]+1" office:value-type="float" office:value="821" calcext:value-type="float">
            <text:p>82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24]+1" office:value-type="float" office:value="822" calcext:value-type="float">
            <text:p>82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25]+1" office:value-type="float" office:value="823" calcext:value-type="float">
            <text:p>82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26]+1" office:value-type="float" office:value="824" calcext:value-type="float">
            <text:p>82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27]+1" office:value-type="float" office:value="825" calcext:value-type="float">
            <text:p>82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28]+1" office:value-type="float" office:value="826" calcext:value-type="float">
            <text:p>82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29]+1" office:value-type="float" office:value="827" calcext:value-type="float">
            <text:p>82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30]+1" office:value-type="float" office:value="828" calcext:value-type="float">
            <text:p>82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31]+1" office:value-type="float" office:value="829" calcext:value-type="float">
            <text:p>82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32]+1" office:value-type="float" office:value="830" calcext:value-type="float">
            <text:p>83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33]+1" office:value-type="float" office:value="831" calcext:value-type="float">
            <text:p>83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34]+1" office:value-type="float" office:value="832" calcext:value-type="float">
            <text:p>83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35]+1" office:value-type="float" office:value="833" calcext:value-type="float">
            <text:p>83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36]+1" office:value-type="float" office:value="834" calcext:value-type="float">
            <text:p>83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37]+1" office:value-type="float" office:value="835" calcext:value-type="float">
            <text:p>83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38]+1" office:value-type="float" office:value="836" calcext:value-type="float">
            <text:p>83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39]+1" office:value-type="float" office:value="837" calcext:value-type="float">
            <text:p>83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40]+1" office:value-type="float" office:value="838" calcext:value-type="float">
            <text:p>83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41]+1" office:value-type="float" office:value="839" calcext:value-type="float">
            <text:p>83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42]+1" office:value-type="float" office:value="840" calcext:value-type="float">
            <text:p>84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43]+1" office:value-type="float" office:value="841" calcext:value-type="float">
            <text:p>84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44]+1" office:value-type="float" office:value="842" calcext:value-type="float">
            <text:p>84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45]+1" office:value-type="float" office:value="843" calcext:value-type="float">
            <text:p>84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46]+1" office:value-type="float" office:value="844" calcext:value-type="float">
            <text:p>84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47]+1" office:value-type="float" office:value="845" calcext:value-type="float">
            <text:p>84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48]+1" office:value-type="float" office:value="846" calcext:value-type="float">
            <text:p>84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49]+1" office:value-type="float" office:value="847" calcext:value-type="float">
            <text:p>84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50]+1" office:value-type="float" office:value="848" calcext:value-type="float">
            <text:p>84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51]+1" office:value-type="float" office:value="849" calcext:value-type="float">
            <text:p>84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52]+1" office:value-type="float" office:value="850" calcext:value-type="float">
            <text:p>85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53]+1" office:value-type="float" office:value="851" calcext:value-type="float">
            <text:p>85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54]+1" office:value-type="float" office:value="852" calcext:value-type="float">
            <text:p>85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55]+1" office:value-type="float" office:value="853" calcext:value-type="float">
            <text:p>85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56]+1" office:value-type="float" office:value="854" calcext:value-type="float">
            <text:p>85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57]+1" office:value-type="float" office:value="855" calcext:value-type="float">
            <text:p>85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58]+1" office:value-type="float" office:value="856" calcext:value-type="float">
            <text:p>85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59]+1" office:value-type="float" office:value="857" calcext:value-type="float">
            <text:p>85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60]+1" office:value-type="float" office:value="858" calcext:value-type="float">
            <text:p>85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61]+1" office:value-type="float" office:value="859" calcext:value-type="float">
            <text:p>85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62]+1" office:value-type="float" office:value="860" calcext:value-type="float">
            <text:p>86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63]+1" office:value-type="float" office:value="861" calcext:value-type="float">
            <text:p>86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64]+1" office:value-type="float" office:value="862" calcext:value-type="float">
            <text:p>86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65]+1" office:value-type="float" office:value="863" calcext:value-type="float">
            <text:p>86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66]+1" office:value-type="float" office:value="864" calcext:value-type="float">
            <text:p>86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67]+1" office:value-type="float" office:value="865" calcext:value-type="float">
            <text:p>86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68]+1" office:value-type="float" office:value="866" calcext:value-type="float">
            <text:p>86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69]+1" office:value-type="float" office:value="867" calcext:value-type="float">
            <text:p>86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70]+1" office:value-type="float" office:value="868" calcext:value-type="float">
            <text:p>86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71]+1" office:value-type="float" office:value="869" calcext:value-type="float">
            <text:p>86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72]+1" office:value-type="float" office:value="870" calcext:value-type="float">
            <text:p>87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73]+1" office:value-type="float" office:value="871" calcext:value-type="float">
            <text:p>87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74]+1" office:value-type="float" office:value="872" calcext:value-type="float">
            <text:p>87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75]+1" office:value-type="float" office:value="873" calcext:value-type="float">
            <text:p>87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76]+1" office:value-type="float" office:value="874" calcext:value-type="float">
            <text:p>87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77]+1" office:value-type="float" office:value="875" calcext:value-type="float">
            <text:p>87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78]+1" office:value-type="float" office:value="876" calcext:value-type="float">
            <text:p>87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79]+1" office:value-type="float" office:value="877" calcext:value-type="float">
            <text:p>87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80]+1" office:value-type="float" office:value="878" calcext:value-type="float">
            <text:p>87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81]+1" office:value-type="float" office:value="879" calcext:value-type="float">
            <text:p>87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82]+1" office:value-type="float" office:value="880" calcext:value-type="float">
            <text:p>88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83]+1" office:value-type="float" office:value="881" calcext:value-type="float">
            <text:p>88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84]+1" office:value-type="float" office:value="882" calcext:value-type="float">
            <text:p>88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85]+1" office:value-type="float" office:value="883" calcext:value-type="float">
            <text:p>88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86]+1" office:value-type="float" office:value="884" calcext:value-type="float">
            <text:p>88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87]+1" office:value-type="float" office:value="885" calcext:value-type="float">
            <text:p>88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88]+1" office:value-type="float" office:value="886" calcext:value-type="float">
            <text:p>88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89]+1" office:value-type="float" office:value="887" calcext:value-type="float">
            <text:p>88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90]+1" office:value-type="float" office:value="888" calcext:value-type="float">
            <text:p>88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91]+1" office:value-type="float" office:value="889" calcext:value-type="float">
            <text:p>88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92]+1" office:value-type="float" office:value="890" calcext:value-type="float">
            <text:p>89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93]+1" office:value-type="float" office:value="891" calcext:value-type="float">
            <text:p>89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94]+1" office:value-type="float" office:value="892" calcext:value-type="float">
            <text:p>89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95]+1" office:value-type="float" office:value="893" calcext:value-type="float">
            <text:p>89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96]+1" office:value-type="float" office:value="894" calcext:value-type="float">
            <text:p>89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97]+1" office:value-type="float" office:value="895" calcext:value-type="float">
            <text:p>89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98]+1" office:value-type="float" office:value="896" calcext:value-type="float">
            <text:p>89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899]+1" office:value-type="float" office:value="897" calcext:value-type="float">
            <text:p>89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00]+1" office:value-type="float" office:value="898" calcext:value-type="float">
            <text:p>89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01]+1" office:value-type="float" office:value="899" calcext:value-type="float">
            <text:p>89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02]+1" office:value-type="float" office:value="900" calcext:value-type="float">
            <text:p>90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03]+1" office:value-type="float" office:value="901" calcext:value-type="float">
            <text:p>90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04]+1" office:value-type="float" office:value="902" calcext:value-type="float">
            <text:p>90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05]+1" office:value-type="float" office:value="903" calcext:value-type="float">
            <text:p>90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06]+1" office:value-type="float" office:value="904" calcext:value-type="float">
            <text:p>90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07]+1" office:value-type="float" office:value="905" calcext:value-type="float">
            <text:p>90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08]+1" office:value-type="float" office:value="906" calcext:value-type="float">
            <text:p>90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09]+1" office:value-type="float" office:value="907" calcext:value-type="float">
            <text:p>90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10]+1" office:value-type="float" office:value="908" calcext:value-type="float">
            <text:p>90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11]+1" office:value-type="float" office:value="909" calcext:value-type="float">
            <text:p>90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12]+1" office:value-type="float" office:value="910" calcext:value-type="float">
            <text:p>91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13]+1" office:value-type="float" office:value="911" calcext:value-type="float">
            <text:p>91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14]+1" office:value-type="float" office:value="912" calcext:value-type="float">
            <text:p>91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15]+1" office:value-type="float" office:value="913" calcext:value-type="float">
            <text:p>91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16]+1" office:value-type="float" office:value="914" calcext:value-type="float">
            <text:p>91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17]+1" office:value-type="float" office:value="915" calcext:value-type="float">
            <text:p>91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18]+1" office:value-type="float" office:value="916" calcext:value-type="float">
            <text:p>91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19]+1" office:value-type="float" office:value="917" calcext:value-type="float">
            <text:p>91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20]+1" office:value-type="float" office:value="918" calcext:value-type="float">
            <text:p>91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21]+1" office:value-type="float" office:value="919" calcext:value-type="float">
            <text:p>91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22]+1" office:value-type="float" office:value="920" calcext:value-type="float">
            <text:p>92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23]+1" office:value-type="float" office:value="921" calcext:value-type="float">
            <text:p>92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24]+1" office:value-type="float" office:value="922" calcext:value-type="float">
            <text:p>92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25]+1" office:value-type="float" office:value="923" calcext:value-type="float">
            <text:p>92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26]+1" office:value-type="float" office:value="924" calcext:value-type="float">
            <text:p>92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27]+1" office:value-type="float" office:value="925" calcext:value-type="float">
            <text:p>92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28]+1" office:value-type="float" office:value="926" calcext:value-type="float">
            <text:p>92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29]+1" office:value-type="float" office:value="927" calcext:value-type="float">
            <text:p>92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30]+1" office:value-type="float" office:value="928" calcext:value-type="float">
            <text:p>92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31]+1" office:value-type="float" office:value="929" calcext:value-type="float">
            <text:p>92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32]+1" office:value-type="float" office:value="930" calcext:value-type="float">
            <text:p>93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33]+1" office:value-type="float" office:value="931" calcext:value-type="float">
            <text:p>93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34]+1" office:value-type="float" office:value="932" calcext:value-type="float">
            <text:p>93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35]+1" office:value-type="float" office:value="933" calcext:value-type="float">
            <text:p>93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36]+1" office:value-type="float" office:value="934" calcext:value-type="float">
            <text:p>93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37]+1" office:value-type="float" office:value="935" calcext:value-type="float">
            <text:p>93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38]+1" office:value-type="float" office:value="936" calcext:value-type="float">
            <text:p>93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39]+1" office:value-type="float" office:value="937" calcext:value-type="float">
            <text:p>93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40]+1" office:value-type="float" office:value="938" calcext:value-type="float">
            <text:p>93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41]+1" office:value-type="float" office:value="939" calcext:value-type="float">
            <text:p>93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42]+1" office:value-type="float" office:value="940" calcext:value-type="float">
            <text:p>94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43]+1" office:value-type="float" office:value="941" calcext:value-type="float">
            <text:p>94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44]+1" office:value-type="float" office:value="942" calcext:value-type="float">
            <text:p>94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45]+1" office:value-type="float" office:value="943" calcext:value-type="float">
            <text:p>94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46]+1" office:value-type="float" office:value="944" calcext:value-type="float">
            <text:p>94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47]+1" office:value-type="float" office:value="945" calcext:value-type="float">
            <text:p>94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48]+1" office:value-type="float" office:value="946" calcext:value-type="float">
            <text:p>94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49]+1" office:value-type="float" office:value="947" calcext:value-type="float">
            <text:p>94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50]+1" office:value-type="float" office:value="948" calcext:value-type="float">
            <text:p>94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51]+1" office:value-type="float" office:value="949" calcext:value-type="float">
            <text:p>94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52]+1" office:value-type="float" office:value="950" calcext:value-type="float">
            <text:p>95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53]+1" office:value-type="float" office:value="951" calcext:value-type="float">
            <text:p>95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54]+1" office:value-type="float" office:value="952" calcext:value-type="float">
            <text:p>95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55]+1" office:value-type="float" office:value="953" calcext:value-type="float">
            <text:p>95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56]+1" office:value-type="float" office:value="954" calcext:value-type="float">
            <text:p>95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57]+1" office:value-type="float" office:value="955" calcext:value-type="float">
            <text:p>95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58]+1" office:value-type="float" office:value="956" calcext:value-type="float">
            <text:p>95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59]+1" office:value-type="float" office:value="957" calcext:value-type="float">
            <text:p>95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60]+1" office:value-type="float" office:value="958" calcext:value-type="float">
            <text:p>95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61]+1" office:value-type="float" office:value="959" calcext:value-type="float">
            <text:p>95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62]+1" office:value-type="float" office:value="960" calcext:value-type="float">
            <text:p>96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63]+1" office:value-type="float" office:value="961" calcext:value-type="float">
            <text:p>96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64]+1" office:value-type="float" office:value="962" calcext:value-type="float">
            <text:p>96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65]+1" office:value-type="float" office:value="963" calcext:value-type="float">
            <text:p>96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66]+1" office:value-type="float" office:value="964" calcext:value-type="float">
            <text:p>96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67]+1" office:value-type="float" office:value="965" calcext:value-type="float">
            <text:p>96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68]+1" office:value-type="float" office:value="966" calcext:value-type="float">
            <text:p>96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69]+1" office:value-type="float" office:value="967" calcext:value-type="float">
            <text:p>96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70]+1" office:value-type="float" office:value="968" calcext:value-type="float">
            <text:p>96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71]+1" office:value-type="float" office:value="969" calcext:value-type="float">
            <text:p>96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72]+1" office:value-type="float" office:value="970" calcext:value-type="float">
            <text:p>97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73]+1" office:value-type="float" office:value="971" calcext:value-type="float">
            <text:p>97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74]+1" office:value-type="float" office:value="972" calcext:value-type="float">
            <text:p>97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75]+1" office:value-type="float" office:value="973" calcext:value-type="float">
            <text:p>97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76]+1" office:value-type="float" office:value="974" calcext:value-type="float">
            <text:p>97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77]+1" office:value-type="float" office:value="975" calcext:value-type="float">
            <text:p>97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78]+1" office:value-type="float" office:value="976" calcext:value-type="float">
            <text:p>97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79]+1" office:value-type="float" office:value="977" calcext:value-type="float">
            <text:p>97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80]+1" office:value-type="float" office:value="978" calcext:value-type="float">
            <text:p>97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81]+1" office:value-type="float" office:value="979" calcext:value-type="float">
            <text:p>97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82]+1" office:value-type="float" office:value="980" calcext:value-type="float">
            <text:p>98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83]+1" office:value-type="float" office:value="981" calcext:value-type="float">
            <text:p>98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84]+1" office:value-type="float" office:value="982" calcext:value-type="float">
            <text:p>98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85]+1" office:value-type="float" office:value="983" calcext:value-type="float">
            <text:p>98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86]+1" office:value-type="float" office:value="984" calcext:value-type="float">
            <text:p>98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87]+1" office:value-type="float" office:value="985" calcext:value-type="float">
            <text:p>98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88]+1" office:value-type="float" office:value="986" calcext:value-type="float">
            <text:p>98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89]+1" office:value-type="float" office:value="987" calcext:value-type="float">
            <text:p>98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90]+1" office:value-type="float" office:value="988" calcext:value-type="float">
            <text:p>98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91]+1" office:value-type="float" office:value="989" calcext:value-type="float">
            <text:p>98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92]+1" office:value-type="float" office:value="990" calcext:value-type="float">
            <text:p>990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93]+1" office:value-type="float" office:value="991" calcext:value-type="float">
            <text:p>991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94]+1" office:value-type="float" office:value="992" calcext:value-type="float">
            <text:p>992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95]+1" office:value-type="float" office:value="993" calcext:value-type="float">
            <text:p>993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96]+1" office:value-type="float" office:value="994" calcext:value-type="float">
            <text:p>994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97]+1" office:value-type="float" office:value="995" calcext:value-type="float">
            <text:p>995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98]+1" office:value-type="float" office:value="996" calcext:value-type="float">
            <text:p>996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999]+1" office:value-type="float" office:value="997" calcext:value-type="float">
            <text:p>997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000]+1" office:value-type="float" office:value="998" calcext:value-type="float">
            <text:p>998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9">
          <table:table-cell table:style-name="ce2" table:formula="of:=[.A1001]+1" office:value-type="float" office:value="999" calcext:value-type="float">
            <text:p>999</text:p>
          </table:table-cell>
          <table:table-cell table:style-name="ce16"/>
          <table:table-cell table:style-name="ce15" table:content-validation-name="val1"/>
          <table:table-cell table:style-name="ce16"/>
          <table:table-cell table:style-name="ce16" table:content-validation-name="val2"/>
          <table:table-cell table:style-name="ce16" table:number-columns-repeated="2"/>
          <table:table-cell table:style-name="ce16" table:content-validation-name="val3"/>
          <table:table-cell table:style-name="ce16" table:number-columns-repeated="10"/>
          <table:table-cell table:number-columns-repeated="46"/>
        </table:table-row>
        <table:table-row table:style-name="ro10" table:number-rows-repeated="1047573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13:57:30.923221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1s_20_name" style:display-name="PageStyle_Table1s na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  <dc:date>2023-05-03T14:13:24.914225358</dc:date>
    <meta:editing-duration>PT5M33S</meta:editing-duration>
    <meta:editing-cycles>1</meta:editing-cycles>
    <meta:document-statistic meta:table-count="1" meta:cell-count="1069" meta:object-count="0"/>
  </office:meta>
</office:document-meta>
</file>